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.275cm"/>
    </style:style>
    <style:style style:name="co5" style:family="table-column">
      <style:table-column-properties fo:break-before="auto" style:column-width="1.304cm"/>
    </style:style>
    <style:style style:name="co6" style:family="table-column">
      <style:table-column-properties fo:break-before="auto" style:column-width="1.332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2.025cm"/>
    </style:style>
    <style:style style:name="co9" style:family="table-column">
      <style:table-column-properties fo:break-before="auto" style:column-width="2.10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0" table:number-columns-repeated="2" table:default-cell-style-name="Default"/>
        <table:table-column table:style-name="co10" table:number-columns-repeated="2" table:default-cell-style-name="ce2"/>
        <table:table-row table:style-name="ro1">
          <table:table-cell office:value-type="string">
            <text:p>Labe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style-name="Default" office:value-type="string">
            <text:p>A lin</text:p>
          </table:table-cell>
          <table:table-cell table:style-name="Default" office:value-type="string">
            <text:p>B lin</text:p>
          </table:table-cell>
          <table:table-cell table:style-name="Default" office:value-type="string">
            <text:p>C lin</text:p>
          </table:table-cell>
          <table:table-cell table:style-name="Default" office:value-type="string">
            <text:p>Sum lin</text:p>
          </table:table-cell>
          <table:table-cell table:style-name="Default" office:value-type="string">
            <text:p>dB per step</text:p>
          </table:table-cell>
          <table:table-cell table:style-name="Default" office:value-type="string">
            <text:p>dB absolute</text:p>
          </table:table-cell>
          <table:table-cell table:style-name="Default"/>
          <table:table-cell/>
          <table:table-cell office:value-type="string">
            <text:p>dB measured</text:p>
          </table:table-cell>
          <table:table-cell table:style-name="Default" office:value-type="string">
            <text:p>dB adjusted</text:p>
          </table:table-cell>
          <table:table-cell table:style-name="Default" office:value-type="string">
            <text:p>dB hard knee</text:p>
          </table:table-cell>
        </table:table-row>
        <table:table-row table:style-name="ro2">
          <table:table-cell table:formula="of:=CONCATENATE(TEXT([.B2];&quot;0&quot;);IF([.C2]&gt;0;CONCATENATE(TEXT([.C2];&quot;,0&quot;);IF([.D2]&gt;0;CONCATENATE(TEXT([.D2];&quot;,0&quot;));CONCATENATE(&quot;&quot;)));CONCATENATE(&quot;&quot;)))" office:value-type="string" office:string-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f:=IF([.B2]=0;0;POWER(10;([.B2]-1)*3/20))" office:value-type="float" office:value="0">
            <text:p>0.00</text:p>
          </table:table-cell>
          <table:table-cell table:formula="of:=IF([.C2]=0;0;POWER(10;([.C2]-1)*3/20))" office:value-type="float" office:value="0">
            <text:p>0.00</text:p>
          </table:table-cell>
          <table:table-cell table:formula="of:=IF([.D2]=0;0;POWER(10;([.D2]-1)*3/20))" office:value-type="float" office:value="0">
            <text:p>0.00</text:p>
          </table:table-cell>
          <table:table-cell table:formula="of:=SUM([.E2:.G2])" office:value-type="float" office:value="0">
            <text:p>0.00</text:p>
          </table:table-cell>
          <table:table-cell/>
          <table:table-cell/>
          <table:table-cell table:number-columns-repeated="2"/>
          <table:table-cell office:value-type="float" office:value="-45.6">
            <text:p>-45.6</text:p>
          </table:table-cell>
          <table:table-cell table:formula="of:=[.M2]+[.$J$24]" office:value-type="float" office:value="-38.6205999132796">
            <text:p>-38.6</text:p>
          </table:table-cell>
          <table:table-cell table:formula="of:=IF([.J2]&gt;[.$L$6];((([.J2]-[.$L$6])/[.$L$7])+[.$L$6]);[.J2])" office:value-type="float" office:value="0">
            <text:p>0.0</text:p>
          </table:table-cell>
        </table:table-row>
        <table:table-row table:style-name="ro2">
          <table:table-cell table:formula="of:=CONCATENATE(TEXT([.B3];&quot;0&quot;);IF([.C3]&gt;0;CONCATENATE(TEXT([.C3];&quot;,0&quot;);IF([.D3]&gt;0;CONCATENATE(TEXT([.D3];&quot;,0&quot;));CONCATENATE(&quot;&quot;)));CONCATENATE(&quot;&quot;)))" office:value-type="string" office:string-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[.B3]=0;0;POWER(10;([.B3]-1)*3/20))" office:value-type="float" office:value="1">
            <text:p>1.00</text:p>
          </table:table-cell>
          <table:table-cell table:formula="of:=IF([.C3]=0;0;POWER(10;([.C3]-1)*3/20))" office:value-type="float" office:value="0">
            <text:p>0.00</text:p>
          </table:table-cell>
          <table:table-cell table:formula="of:=IF([.D3]=0;0;POWER(10;([.D3]-1)*3/20))" office:value-type="float" office:value="0">
            <text:p>0.00</text:p>
          </table:table-cell>
          <table:table-cell table:formula="of:=SUM([.E3:.G3])" office:value-type="float" office:value="1">
            <text:p>1.00</text:p>
          </table:table-cell>
          <table:table-cell/>
          <table:table-cell table:formula="of:=20*LOG10([.H3]/20)" office:value-type="float" office:value="-26.0205999132796">
            <text:p>-26.0</text:p>
          </table:table-cell>
          <table:table-cell table:number-columns-repeated="2"/>
          <table:table-cell office:value-type="float" office:value="-35.7">
            <text:p>-35.7</text:p>
          </table:table-cell>
          <table:table-cell table:formula="of:=[.M3]+[.$J$24]" office:value-type="float" office:value="-28.7205999132796">
            <text:p>-28.7</text:p>
          </table:table-cell>
          <table:table-cell table:formula="of:=IF([.J3]&gt;[.$L$6];((([.J3]-[.$L$6])/[.$L$7])+[.$L$6]);[.J3])" office:value-type="float" office:value="-26.0205999132796">
            <text:p>-26.0</text:p>
          </table:table-cell>
        </table:table-row>
        <table:table-row table:style-name="ro2">
          <table:table-cell table:formula="of:=CONCATENATE(TEXT([.B4];&quot;0&quot;);IF([.C4]&gt;0;CONCATENATE(TEXT([.C4];&quot;,0&quot;);IF([.D4]&gt;0;CONCATENATE(TEXT([.D4];&quot;,0&quot;));CONCATENATE(&quot;&quot;)));CONCATENATE(&quot;&quot;)))" office:value-type="string" office:string-value="2">
            <text:p>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IF([.B4]=0;0;POWER(10;([.B4]-1)*3/20))" office:value-type="float" office:value="1.41253754462275">
            <text:p>1.41</text:p>
          </table:table-cell>
          <table:table-cell table:formula="of:=IF([.C4]=0;0;POWER(10;([.C4]-1)*3/20))" office:value-type="float" office:value="0">
            <text:p>0.00</text:p>
          </table:table-cell>
          <table:table-cell table:formula="of:=IF([.D4]=0;0;POWER(10;([.D4]-1)*3/20))" office:value-type="float" office:value="0">
            <text:p>0.00</text:p>
          </table:table-cell>
          <table:table-cell table:formula="of:=SUM([.E4:.G4])" office:value-type="float" office:value="1.41253754462275">
            <text:p>1.41</text:p>
          </table:table-cell>
          <table:table-cell table:formula="of:=20*LOG10([.H4]/[.H3])" office:value-type="float" office:value="3">
            <text:p>3.0</text:p>
          </table:table-cell>
          <table:table-cell table:formula="of:=20*LOG10([.H4]/20)" office:value-type="float" office:value="-23.0205999132796">
            <text:p>-23.0</text:p>
          </table:table-cell>
          <table:table-cell table:number-columns-repeated="2"/>
          <table:table-cell office:value-type="float" office:value="-31">
            <text:p>-31</text:p>
          </table:table-cell>
          <table:table-cell table:formula="of:=[.M4]+[.$J$24]" office:value-type="float" office:value="-24.0205999132796">
            <text:p>-24.0</text:p>
          </table:table-cell>
          <table:table-cell table:formula="of:=IF([.J4]&gt;[.$L$6];((([.J4]-[.$L$6])/[.$L$7])+[.$L$6]);[.J4])" office:value-type="float" office:value="-23.0205999132796">
            <text:p>-23.0</text:p>
          </table:table-cell>
        </table:table-row>
        <table:table-row table:style-name="ro2">
          <table:table-cell table:formula="of:=CONCATENATE(TEXT([.B5];&quot;0&quot;);IF([.C5]&gt;0;CONCATENATE(TEXT([.C5];&quot;,0&quot;);IF([.D5]&gt;0;CONCATENATE(TEXT([.D5];&quot;,0&quot;));CONCATENATE(&quot;&quot;)));CONCATENATE(&quot;&quot;)))" office:value-type="string" office:string-value="3">
            <text:p>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IF([.B5]=0;0;POWER(10;([.B5]-1)*3/20))" office:value-type="float" office:value="1.99526231496888">
            <text:p>2.00</text:p>
          </table:table-cell>
          <table:table-cell table:formula="of:=IF([.C5]=0;0;POWER(10;([.C5]-1)*3/20))" office:value-type="float" office:value="0">
            <text:p>0.00</text:p>
          </table:table-cell>
          <table:table-cell table:formula="of:=IF([.D5]=0;0;POWER(10;([.D5]-1)*3/20))" office:value-type="float" office:value="0">
            <text:p>0.00</text:p>
          </table:table-cell>
          <table:table-cell table:formula="of:=SUM([.E5:.G5])" office:value-type="float" office:value="1.99526231496888">
            <text:p>2.00</text:p>
          </table:table-cell>
          <table:table-cell table:formula="of:=20*LOG10([.H5]/[.H4])" office:value-type="float" office:value="3">
            <text:p>3.0</text:p>
          </table:table-cell>
          <table:table-cell table:formula="of:=20*LOG10([.H5]/20)" office:value-type="float" office:value="-20.0205999132796">
            <text:p>-20.0</text:p>
          </table:table-cell>
          <table:table-cell office:value-type="string">
            <text:p>Hard Compressor Model</text:p>
          </table:table-cell>
          <table:table-cell/>
          <table:table-cell office:value-type="float" office:value="-27.9">
            <text:p>-27.9</text:p>
          </table:table-cell>
          <table:table-cell table:formula="of:=[.M5]+[.$J$24]" office:value-type="float" office:value="-20.9205999132796">
            <text:p>-20.9</text:p>
          </table:table-cell>
          <table:table-cell table:formula="of:=IF([.J5]&gt;[.$L$6];((([.J5]-[.$L$6])/[.$L$7])+[.$L$6]);[.J5])" office:value-type="float" office:value="-20.0205999132796">
            <text:p>-20.0</text:p>
          </table:table-cell>
        </table:table-row>
        <table:table-row table:style-name="ro2">
          <table:table-cell table:formula="of:=CONCATENATE(TEXT([.B6];&quot;0&quot;);IF([.C6]&gt;0;CONCATENATE(TEXT([.C6];&quot;,0&quot;);IF([.D6]&gt;0;CONCATENATE(TEXT([.D6];&quot;,0&quot;));CONCATENATE(&quot;&quot;)));CONCATENATE(&quot;&quot;)))" office:value-type="string" office:string-value="4">
            <text:p>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IF([.B6]=0;0;POWER(10;([.B6]-1)*3/20))" office:value-type="float" office:value="2.81838293126445">
            <text:p>2.82</text:p>
          </table:table-cell>
          <table:table-cell table:formula="of:=IF([.C6]=0;0;POWER(10;([.C6]-1)*3/20))" office:value-type="float" office:value="0">
            <text:p>0.00</text:p>
          </table:table-cell>
          <table:table-cell table:formula="of:=IF([.D6]=0;0;POWER(10;([.D6]-1)*3/20))" office:value-type="float" office:value="0">
            <text:p>0.00</text:p>
          </table:table-cell>
          <table:table-cell table:formula="of:=SUM([.E6:.G6])" office:value-type="float" office:value="2.81838293126445">
            <text:p>2.82</text:p>
          </table:table-cell>
          <table:table-cell table:formula="of:=20*LOG10([.H6]/[.H5])" office:value-type="float" office:value="3">
            <text:p>3.0</text:p>
          </table:table-cell>
          <table:table-cell table:formula="of:=20*LOG10([.H6]/20)" office:value-type="float" office:value="-17.0205999132796">
            <text:p>-17.0</text:p>
          </table:table-cell>
          <table:table-cell office:value-type="string">
            <text:p>dB threshold</text:p>
          </table:table-cell>
          <table:table-cell office:value-type="float" office:value="14">
            <text:p>14</text:p>
          </table:table-cell>
          <table:table-cell office:value-type="float" office:value="-24.6">
            <text:p>-24.6</text:p>
          </table:table-cell>
          <table:table-cell table:formula="of:=[.M6]+[.$J$24]" office:value-type="float" office:value="-17.6205999132796">
            <text:p>-17.6</text:p>
          </table:table-cell>
          <table:table-cell table:formula="of:=IF([.J6]&gt;[.$L$6];((([.J6]-[.$L$6])/[.$L$7])+[.$L$6]);[.J6])" office:value-type="float" office:value="-17.0205999132796">
            <text:p>-17.0</text:p>
          </table:table-cell>
        </table:table-row>
        <table:table-row table:style-name="ro2">
          <table:table-cell table:formula="of:=CONCATENATE(TEXT([.B7];&quot;0&quot;);IF([.C7]&gt;0;CONCATENATE(TEXT([.C7];&quot;,0&quot;);IF([.D7]&gt;0;CONCATENATE(TEXT([.D7];&quot;,0&quot;));CONCATENATE(&quot;&quot;)));CONCATENATE(&quot;&quot;)))" office:value-type="string" office:string-value="5">
            <text:p>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IF([.B7]=0;0;POWER(10;([.B7]-1)*3/20))" office:value-type="float" office:value="3.98107170553497">
            <text:p>3.98</text:p>
          </table:table-cell>
          <table:table-cell table:formula="of:=IF([.C7]=0;0;POWER(10;([.C7]-1)*3/20))" office:value-type="float" office:value="0">
            <text:p>0.00</text:p>
          </table:table-cell>
          <table:table-cell table:formula="of:=IF([.D7]=0;0;POWER(10;([.D7]-1)*3/20))" office:value-type="float" office:value="0">
            <text:p>0.00</text:p>
          </table:table-cell>
          <table:table-cell table:formula="of:=SUM([.E7:.G7])" office:value-type="float" office:value="3.98107170553497">
            <text:p>3.98</text:p>
          </table:table-cell>
          <table:table-cell table:formula="of:=20*LOG10([.H7]/[.H6])" office:value-type="float" office:value="3">
            <text:p>3.0</text:p>
          </table:table-cell>
          <table:table-cell table:formula="of:=20*LOG10([.H7]/20)" office:value-type="float" office:value="-14.0205999132796">
            <text:p>-14.0</text:p>
          </table:table-cell>
          <table:table-cell office:value-type="string">
            <text:p>db ratio</text:p>
          </table:table-cell>
          <table:table-cell office:value-type="float" office:value="2.7">
            <text:p>2.7</text:p>
          </table:table-cell>
          <table:table-cell office:value-type="float" office:value="-21.6">
            <text:p>-21.6</text:p>
          </table:table-cell>
          <table:table-cell table:formula="of:=[.M7]+[.$J$24]" office:value-type="float" office:value="-14.6205999132796">
            <text:p>-14.6</text:p>
          </table:table-cell>
          <table:table-cell table:formula="of:=IF([.J7]&gt;[.$L$6];((([.J7]-[.$L$6])/[.$L$7])+[.$L$6]);[.J7])" office:value-type="float" office:value="-14.0205999132796">
            <text:p>-14.0</text:p>
          </table:table-cell>
        </table:table-row>
        <table:table-row table:style-name="ro2">
          <table:table-cell table:formula="of:=CONCATENATE(TEXT([.B8];&quot;0&quot;);IF([.C8]&gt;0;CONCATENATE(TEXT([.C8];&quot;,0&quot;);IF([.D8]&gt;0;CONCATENATE(TEXT([.D8];&quot;,0&quot;));CONCATENATE(&quot;&quot;)));CONCATENATE(&quot;&quot;)))" office:value-type="string" office:string-value="6">
            <text:p>6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IF([.B8]=0;0;POWER(10;([.B8]-1)*3/20))" office:value-type="float" office:value="5.62341325190349">
            <text:p>5.62</text:p>
          </table:table-cell>
          <table:table-cell table:formula="of:=IF([.C8]=0;0;POWER(10;([.C8]-1)*3/20))" office:value-type="float" office:value="0">
            <text:p>0.00</text:p>
          </table:table-cell>
          <table:table-cell table:formula="of:=IF([.D8]=0;0;POWER(10;([.D8]-1)*3/20))" office:value-type="float" office:value="0">
            <text:p>0.00</text:p>
          </table:table-cell>
          <table:table-cell table:formula="of:=SUM([.E8:.G8])" office:value-type="float" office:value="5.62341325190349">
            <text:p>5.62</text:p>
          </table:table-cell>
          <table:table-cell table:formula="of:=20*LOG10([.H8]/[.H7])" office:value-type="float" office:value="3">
            <text:p>3.0</text:p>
          </table:table-cell>
          <table:table-cell table:formula="of:=20*LOG10([.H8]/20)" office:value-type="float" office:value="-11.0205999132796">
            <text:p>-11.0</text:p>
          </table:table-cell>
          <table:table-cell table:number-columns-repeated="2"/>
          <table:table-cell office:value-type="float" office:value="-18.1">
            <text:p>-18.1</text:p>
          </table:table-cell>
          <table:table-cell table:formula="of:=[.M8]+[.$J$24]" office:value-type="float" office:value="-11.1205999132796">
            <text:p>-11.1</text:p>
          </table:table-cell>
          <table:table-cell table:formula="of:=IF([.J8]&gt;[.$L$6];((([.J8]-[.$L$6])/[.$L$7])+[.$L$6]);[.J8])" office:value-type="float" office:value="-11.0205999132796">
            <text:p>-11.0</text:p>
          </table:table-cell>
        </table:table-row>
        <table:table-row table:style-name="ro2">
          <table:table-cell table:formula="of:=CONCATENATE(TEXT([.B9];&quot;0&quot;);IF([.C9]&gt;0;CONCATENATE(TEXT([.C9];&quot;,0&quot;);IF([.D9]&gt;0;CONCATENATE(TEXT([.D9];&quot;,0&quot;));CONCATENATE(&quot;&quot;)));CONCATENATE(&quot;&quot;)))" office:value-type="string" office:string-value="7">
            <text:p>7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IF([.B9]=0;0;POWER(10;([.B9]-1)*3/20))" office:value-type="float" office:value="7.94328234724282">
            <text:p>7.94</text:p>
          </table:table-cell>
          <table:table-cell table:formula="of:=IF([.C9]=0;0;POWER(10;([.C9]-1)*3/20))" office:value-type="float" office:value="0">
            <text:p>0.00</text:p>
          </table:table-cell>
          <table:table-cell table:formula="of:=IF([.D9]=0;0;POWER(10;([.D9]-1)*3/20))" office:value-type="float" office:value="0">
            <text:p>0.00</text:p>
          </table:table-cell>
          <table:table-cell table:formula="of:=SUM([.E9:.G9])" office:value-type="float" office:value="7.94328234724282">
            <text:p>7.94</text:p>
          </table:table-cell>
          <table:table-cell table:formula="of:=20*LOG10([.H9]/[.H8])" office:value-type="float" office:value="3">
            <text:p>3.0</text:p>
          </table:table-cell>
          <table:table-cell table:formula="of:=20*LOG10([.H9]/20)" office:value-type="float" office:value="-8.02059991327962">
            <text:p>-8.0</text:p>
          </table:table-cell>
          <table:table-cell table:number-columns-repeated="2"/>
          <table:table-cell office:value-type="float" office:value="-15.4">
            <text:p>-15.4</text:p>
          </table:table-cell>
          <table:table-cell table:formula="of:=[.M9]+[.$J$24]" office:value-type="float" office:value="-8.42059991327963">
            <text:p>-8.4</text:p>
          </table:table-cell>
          <table:table-cell table:formula="of:=IF([.J9]&gt;[.$L$6];((([.J9]-[.$L$6])/[.$L$7])+[.$L$6]);[.J9])" office:value-type="float" office:value="-8.02059991327962">
            <text:p>-8.0</text:p>
          </table:table-cell>
        </table:table-row>
        <table:table-row table:style-name="ro2">
          <table:table-cell table:formula="of:=CONCATENATE(TEXT([.B10];&quot;0&quot;);IF([.C10]&gt;0;CONCATENATE(TEXT([.C10];&quot;,0&quot;);IF([.D10]&gt;0;CONCATENATE(TEXT([.D10];&quot;,0&quot;));CONCATENATE(&quot;&quot;)));CONCATENATE(&quot;&quot;)))" office:value-type="string" office:string-value="7,1">
            <text:p>7,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B10]=0;0;POWER(10;([.B10]-1)*3/20))" office:value-type="float" office:value="7.94328234724282">
            <text:p>7.94</text:p>
          </table:table-cell>
          <table:table-cell table:formula="of:=IF([.C10]=0;0;POWER(10;([.C10]-1)*3/20))" office:value-type="float" office:value="1">
            <text:p>1.00</text:p>
          </table:table-cell>
          <table:table-cell table:formula="of:=IF([.D10]=0;0;POWER(10;([.D10]-1)*3/20))" office:value-type="float" office:value="0">
            <text:p>0.00</text:p>
          </table:table-cell>
          <table:table-cell table:formula="of:=SUM([.E10:.G10])" office:value-type="float" office:value="8.94328234724282">
            <text:p>8.94</text:p>
          </table:table-cell>
          <table:table-cell table:formula="of:=20*LOG10([.H10]/[.H9])" office:value-type="float" office:value="1.0299388405046">
            <text:p>1.0</text:p>
          </table:table-cell>
          <table:table-cell table:formula="of:=20*LOG10([.H10]/20)" office:value-type="float" office:value="-6.99066107277502">
            <text:p>-7.0</text:p>
          </table:table-cell>
          <table:table-cell table:number-columns-repeated="2"/>
          <table:table-cell office:value-type="float" office:value="-14.6">
            <text:p>-14.6</text:p>
          </table:table-cell>
          <table:table-cell table:formula="of:=[.M10]+[.$J$24]" office:value-type="float" office:value="-7.62059991327963">
            <text:p>-7.6</text:p>
          </table:table-cell>
          <table:table-cell table:formula="of:=IF([.J10]&gt;[.$L$6];((([.J10]-[.$L$6])/[.$L$7])+[.$L$6]);[.J10])" office:value-type="float" office:value="-6.99066107277502">
            <text:p>-7.0</text:p>
          </table:table-cell>
        </table:table-row>
        <table:table-row table:style-name="ro2">
          <table:table-cell table:formula="of:=CONCATENATE(TEXT([.B11];&quot;0&quot;);IF([.C11]&gt;0;CONCATENATE(TEXT([.C11];&quot;,0&quot;);IF([.D11]&gt;0;CONCATENATE(TEXT([.D11];&quot;,0&quot;));CONCATENATE(&quot;&quot;)));CONCATENATE(&quot;&quot;)))" office:value-type="string" office:string-value="7,3">
            <text:p>7,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IF([.B11]=0;0;POWER(10;([.B11]-1)*3/20))" office:value-type="float" office:value="7.94328234724282">
            <text:p>7.94</text:p>
          </table:table-cell>
          <table:table-cell table:formula="of:=IF([.C11]=0;0;POWER(10;([.C11]-1)*3/20))" office:value-type="float" office:value="1.99526231496888">
            <text:p>2.00</text:p>
          </table:table-cell>
          <table:table-cell table:formula="of:=IF([.D11]=0;0;POWER(10;([.D11]-1)*3/20))" office:value-type="float" office:value="0">
            <text:p>0.00</text:p>
          </table:table-cell>
          <table:table-cell table:formula="of:=SUM([.E11:.G11])" office:value-type="float" office:value="9.9385446622117">
            <text:p>9.94</text:p>
          </table:table-cell>
          <table:table-cell table:formula="of:=20*LOG10([.H11]/[.H10])" office:value-type="float" office:value="0.916517033669306">
            <text:p>0.9</text:p>
          </table:table-cell>
          <table:table-cell table:formula="of:=20*LOG10([.H11]/20)" office:value-type="float" office:value="-6.07414403910571">
            <text:p>-6.1</text:p>
          </table:table-cell>
          <table:table-cell table:style-name="Default"/>
          <table:table-cell/>
          <table:table-cell office:value-type="float" office:value="-14.1">
            <text:p>-14.1</text:p>
          </table:table-cell>
          <table:table-cell table:formula="of:=[.M11]+[.$J$24]" office:value-type="float" office:value="-7.12059991327963">
            <text:p>-7.1</text:p>
          </table:table-cell>
          <table:table-cell table:formula="of:=IF([.J11]&gt;[.$L$6];((([.J11]-[.$L$6])/[.$L$7])+[.$L$6]);[.J11])" office:value-type="float" office:value="-6.07414403910571">
            <text:p>-6.1</text:p>
          </table:table-cell>
        </table:table-row>
        <table:table-row table:style-name="ro2">
          <table:table-cell table:formula="of:=CONCATENATE(TEXT([.B12];&quot;0&quot;);IF([.C12]&gt;0;CONCATENATE(TEXT([.C12];&quot;,0&quot;);IF([.D12]&gt;0;CONCATENATE(TEXT([.D12];&quot;,0&quot;));CONCATENATE(&quot;&quot;)));CONCATENATE(&quot;&quot;)))" office:value-type="string" office:string-value="8">
            <text:p>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IF([.B12]=0;0;POWER(10;([.B12]-1)*3/20))" office:value-type="float" office:value="11.2201845430196">
            <text:p>11.22</text:p>
          </table:table-cell>
          <table:table-cell table:formula="of:=IF([.C12]=0;0;POWER(10;([.C12]-1)*3/20))" office:value-type="float" office:value="0">
            <text:p>0.00</text:p>
          </table:table-cell>
          <table:table-cell table:formula="of:=IF([.D12]=0;0;POWER(10;([.D12]-1)*3/20))" office:value-type="float" office:value="0">
            <text:p>0.00</text:p>
          </table:table-cell>
          <table:table-cell table:formula="of:=SUM([.E12:.G12])" office:value-type="float" office:value="11.2201845430196">
            <text:p>11.22</text:p>
          </table:table-cell>
          <table:table-cell table:formula="of:=20*LOG10([.H12]/[.H11])" office:value-type="float" office:value="1.05354412582609">
            <text:p>1.1</text:p>
          </table:table-cell>
          <table:table-cell table:formula="of:=20*LOG10([.H12]/20)" office:value-type="float" office:value="-5.02059991327962">
            <text:p>-5.0</text:p>
          </table:table-cell>
          <table:table-cell table:number-columns-repeated="2"/>
          <table:table-cell office:value-type="float" office:value="-12.2">
            <text:p>-12.2</text:p>
          </table:table-cell>
          <table:table-cell table:formula="of:=[.M12]+[.$J$24]" office:value-type="float" office:value="-5.22059991327963">
            <text:p>-5.2</text:p>
          </table:table-cell>
          <table:table-cell table:formula="of:=IF([.J12]&gt;[.$L$6];((([.J12]-[.$L$6])/[.$L$7])+[.$L$6]);[.J12])" office:value-type="float" office:value="-5.02059991327962">
            <text:p>-5.0</text:p>
          </table:table-cell>
        </table:table-row>
        <table:table-row table:style-name="ro2">
          <table:table-cell table:formula="of:=CONCATENATE(TEXT([.B13];&quot;0&quot;);IF([.C13]&gt;0;CONCATENATE(TEXT([.C13];&quot;,0&quot;);IF([.D13]&gt;0;CONCATENATE(TEXT([.D13];&quot;,0&quot;));CONCATENATE(&quot;&quot;)));CONCATENATE(&quot;&quot;)))" office:value-type="string" office:string-value="8,2">
            <text:p>8,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IF([.B13]=0;0;POWER(10;([.B13]-1)*3/20))" office:value-type="float" office:value="11.2201845430196">
            <text:p>11.22</text:p>
          </table:table-cell>
          <table:table-cell table:formula="of:=IF([.C13]=0;0;POWER(10;([.C13]-1)*3/20))" office:value-type="float" office:value="1.41253754462275">
            <text:p>1.41</text:p>
          </table:table-cell>
          <table:table-cell table:formula="of:=IF([.D13]=0;0;POWER(10;([.D13]-1)*3/20))" office:value-type="float" office:value="0">
            <text:p>0.00</text:p>
          </table:table-cell>
          <table:table-cell table:formula="of:=SUM([.E13:.G13])" office:value-type="float" office:value="12.6327220876424">
            <text:p>12.63</text:p>
          </table:table-cell>
          <table:table-cell table:formula="of:=20*LOG10([.H13]/[.H12])" office:value-type="float" office:value="1.0299388405046">
            <text:p>1.0</text:p>
          </table:table-cell>
          <table:table-cell table:formula="of:=20*LOG10([.H13]/20)" office:value-type="float" office:value="-3.99066107277502">
            <text:p>-4.0</text:p>
          </table:table-cell>
          <table:table-cell table:style-name="Default"/>
          <table:table-cell/>
          <table:table-cell office:value-type="float" office:value="-11.3">
            <text:p>-11.3</text:p>
          </table:table-cell>
          <table:table-cell table:formula="of:=[.M13]+[.$J$24]" office:value-type="float" office:value="-4.32059991327963">
            <text:p>-4.3</text:p>
          </table:table-cell>
          <table:table-cell table:formula="of:=IF([.J13]&gt;[.$L$6];((([.J13]-[.$L$6])/[.$L$7])+[.$L$6]);[.J13])" office:value-type="float" office:value="-3.99066107277502">
            <text:p>-4.0</text:p>
          </table:table-cell>
        </table:table-row>
        <table:table-row table:style-name="ro2">
          <table:table-cell table:formula="of:=CONCATENATE(TEXT([.B14];&quot;0&quot;);IF([.C14]&gt;0;CONCATENATE(TEXT([.C14];&quot;,0&quot;);IF([.D14]&gt;0;CONCATENATE(TEXT([.D14];&quot;,0&quot;));CONCATENATE(&quot;&quot;)));CONCATENATE(&quot;&quot;)))" office:value-type="string" office:string-value="8,3,1">
            <text:p>8,3,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IF([.B14]=0;0;POWER(10;([.B14]-1)*3/20))" office:value-type="float" office:value="11.2201845430196">
            <text:p>11.22</text:p>
          </table:table-cell>
          <table:table-cell table:formula="of:=IF([.C14]=0;0;POWER(10;([.C14]-1)*3/20))" office:value-type="float" office:value="1.99526231496888">
            <text:p>2.00</text:p>
          </table:table-cell>
          <table:table-cell table:formula="of:=IF([.D14]=0;0;POWER(10;([.D14]-1)*3/20))" office:value-type="float" office:value="1">
            <text:p>1.00</text:p>
          </table:table-cell>
          <table:table-cell table:formula="of:=SUM([.E14:.G14])" office:value-type="float" office:value="14.2154468579885">
            <text:p>14.22</text:p>
          </table:table-cell>
          <table:table-cell table:formula="of:=20*LOG10([.H14]/[.H13])" office:value-type="float" office:value="1.02527148245633">
            <text:p>1.0</text:p>
          </table:table-cell>
          <table:table-cell table:formula="of:=20*LOG10([.H14]/20)" office:value-type="float" office:value="-2.96538959031869">
            <text:p>-3.0</text:p>
          </table:table-cell>
          <table:table-cell table:number-columns-repeated="2"/>
          <table:table-cell office:value-type="float" office:value="-10.5">
            <text:p>-10.5</text:p>
          </table:table-cell>
          <table:table-cell table:formula="of:=[.M14]+[.$J$24]" office:value-type="float" office:value="-3.52059991327963">
            <text:p>-3.5</text:p>
          </table:table-cell>
          <table:table-cell table:formula="of:=IF([.J14]&gt;[.$L$6];((([.J14]-[.$L$6])/[.$L$7])+[.$L$6]);[.J14])" office:value-type="float" office:value="-2.96538959031869">
            <text:p>-3.0</text:p>
          </table:table-cell>
        </table:table-row>
        <table:table-row table:style-name="ro2">
          <table:table-cell table:formula="of:=CONCATENATE(TEXT([.B15];&quot;0&quot;);IF([.C15]&gt;0;CONCATENATE(TEXT([.C15];&quot;,0&quot;);IF([.D15]&gt;0;CONCATENATE(TEXT([.D15];&quot;,0&quot;));CONCATENATE(&quot;&quot;)));CONCATENATE(&quot;&quot;)))" office:value-type="string" office:string-value="9">
            <text:p>9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formula="of:=IF([.B15]=0;0;POWER(10;([.B15]-1)*3/20))" office:value-type="float" office:value="15.8489319246111">
            <text:p>15.85</text:p>
          </table:table-cell>
          <table:table-cell table:formula="of:=IF([.C15]=0;0;POWER(10;([.C15]-1)*3/20))" office:value-type="float" office:value="0">
            <text:p>0.00</text:p>
          </table:table-cell>
          <table:table-cell table:formula="of:=IF([.D15]=0;0;POWER(10;([.D15]-1)*3/20))" office:value-type="float" office:value="0">
            <text:p>0.00</text:p>
          </table:table-cell>
          <table:table-cell table:formula="of:=SUM([.E15:.G15])" office:value-type="float" office:value="15.8489319246111">
            <text:p>15.85</text:p>
          </table:table-cell>
          <table:table-cell table:formula="of:=20*LOG10([.H15]/[.H14])" office:value-type="float" office:value="0.944789677039062">
            <text:p>0.9</text:p>
          </table:table-cell>
          <table:table-cell table:formula="of:=20*LOG10([.H15]/20)" office:value-type="float" office:value="-2.02059991327962">
            <text:p>-2.0</text:p>
          </table:table-cell>
          <table:table-cell table:number-columns-repeated="2"/>
          <table:table-cell office:value-type="float" office:value="-9.3">
            <text:p>-9.3</text:p>
          </table:table-cell>
          <table:table-cell table:formula="of:=[.M15]+[.$J$24]" office:value-type="float" office:value="-2.32059991327963">
            <text:p>-2.3</text:p>
          </table:table-cell>
          <table:table-cell table:formula="of:=IF([.J15]&gt;[.$L$6];((([.J15]-[.$L$6])/[.$L$7])+[.$L$6]);[.J15])" office:value-type="float" office:value="-2.02059991327962">
            <text:p>-2.0</text:p>
          </table:table-cell>
        </table:table-row>
        <table:table-row table:style-name="ro2">
          <table:table-cell table:formula="of:=CONCATENATE(TEXT([.B16];&quot;0&quot;);IF([.C16]&gt;0;CONCATENATE(TEXT([.C16];&quot;,0&quot;);IF([.D16]&gt;0;CONCATENATE(TEXT([.D16];&quot;,0&quot;));CONCATENATE(&quot;&quot;)));CONCATENATE(&quot;&quot;)))" office:value-type="string" office:string-value="9,3">
            <text:p>9,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IF([.B16]=0;0;POWER(10;([.B16]-1)*3/20))" office:value-type="float" office:value="15.8489319246111">
            <text:p>15.85</text:p>
          </table:table-cell>
          <table:table-cell table:formula="of:=IF([.C16]=0;0;POWER(10;([.C16]-1)*3/20))" office:value-type="float" office:value="1.99526231496888">
            <text:p>2.00</text:p>
          </table:table-cell>
          <table:table-cell table:formula="of:=IF([.D16]=0;0;POWER(10;([.D16]-1)*3/20))" office:value-type="float" office:value="0">
            <text:p>0.00</text:p>
          </table:table-cell>
          <table:table-cell table:formula="of:=SUM([.E16:.G16])" office:value-type="float" office:value="17.84419423958">
            <text:p>17.84</text:p>
          </table:table-cell>
          <table:table-cell table:formula="of:=20*LOG10([.H16]/[.H15])" office:value-type="float" office:value="1.0299388405046">
            <text:p>1.0</text:p>
          </table:table-cell>
          <table:table-cell table:formula="of:=20*LOG10([.H16]/20)" office:value-type="float" office:value="-0.990661072775021">
            <text:p>-1.0</text:p>
          </table:table-cell>
          <table:table-cell table:number-columns-repeated="2"/>
          <table:table-cell office:value-type="float" office:value="-8.4">
            <text:p>-8.4</text:p>
          </table:table-cell>
          <table:table-cell table:formula="of:=[.M16]+[.$J$24]" office:value-type="float" office:value="-1.42059991327963">
            <text:p>-1.4</text:p>
          </table:table-cell>
          <table:table-cell table:formula="of:=IF([.J16]&gt;[.$L$6];((([.J16]-[.$L$6])/[.$L$7])+[.$L$6]);[.J16])" office:value-type="float" office:value="-0.990661072775021">
            <text:p>-1.0</text:p>
          </table:table-cell>
        </table:table-row>
        <table:table-row table:style-name="ro2">
          <table:table-cell table:formula="of:=CONCATENATE(TEXT([.B17];&quot;0&quot;);IF([.C17]&gt;0;CONCATENATE(TEXT([.C17];&quot;,0&quot;);IF([.D17]&gt;0;CONCATENATE(TEXT([.D17];&quot;,0&quot;));CONCATENATE(&quot;&quot;)));CONCATENATE(&quot;&quot;)))" office:value-type="string" office:string-value="9,4,2">
            <text:p>9,4,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IF([.B17]=0;0;POWER(10;([.B17]-1)*3/20))" office:value-type="float" office:value="15.8489319246111">
            <text:p>15.85</text:p>
          </table:table-cell>
          <table:table-cell table:formula="of:=IF([.C17]=0;0;POWER(10;([.C17]-1)*3/20))" office:value-type="float" office:value="2.81838293126445">
            <text:p>2.82</text:p>
          </table:table-cell>
          <table:table-cell table:formula="of:=IF([.D17]=0;0;POWER(10;([.D17]-1)*3/20))" office:value-type="float" office:value="1.41253754462275">
            <text:p>1.41</text:p>
          </table:table-cell>
          <table:table-cell table:formula="of:=SUM([.E17:.G17])" office:value-type="float" office:value="20.0798524004983">
            <text:p>20.08</text:p>
          </table:table-cell>
          <table:table-cell table:formula="of:=20*LOG10([.H17]/[.H16])" office:value-type="float" office:value="1.02527148245633">
            <text:p>1.0</text:p>
          </table:table-cell>
          <table:table-cell table:formula="of:=20*LOG10([.H17]/20)" office:value-type="float" office:value="0.0346104096813094">
            <text:p>0.0</text:p>
          </table:table-cell>
          <table:table-cell table:number-columns-repeated="2"/>
          <table:table-cell office:value-type="float" office:value="-7.5">
            <text:p>-7.5</text:p>
          </table:table-cell>
          <table:table-cell table:formula="of:=[.M17]+[.$J$24]" office:value-type="float" office:value="-0.520599913279626">
            <text:p>-0.5</text:p>
          </table:table-cell>
          <table:table-cell table:formula="of:=IF([.J17]&gt;[.$L$6];((([.J17]-[.$L$6])/[.$L$7])+[.$L$6]);[.J17])" office:value-type="float" office:value="0.0346104096813094">
            <text:p>0.0</text:p>
          </table:table-cell>
        </table:table-row>
        <table:table-row table:style-name="ro2">
          <table:table-cell table:formula="of:=CONCATENATE(TEXT([.B18];&quot;0&quot;);IF([.C18]&gt;0;CONCATENATE(TEXT([.C18];&quot;,0&quot;);IF([.D18]&gt;0;CONCATENATE(TEXT([.D18];&quot;,0&quot;));CONCATENATE(&quot;&quot;)));CONCATENATE(&quot;&quot;)))" office:value-type="string" office:string-value="10">
            <text:p>1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IF([.B18]=0;0;POWER(10;([.B18]-1)*3/20))" office:value-type="float" office:value="22.3872113856834">
            <text:p>22.39</text:p>
          </table:table-cell>
          <table:table-cell table:formula="of:=IF([.C18]=0;0;POWER(10;([.C18]-1)*3/20))" office:value-type="float" office:value="0">
            <text:p>0.00</text:p>
          </table:table-cell>
          <table:table-cell table:formula="of:=IF([.D18]=0;0;POWER(10;([.D18]-1)*3/20))" office:value-type="float" office:value="0">
            <text:p>0.00</text:p>
          </table:table-cell>
          <table:table-cell table:formula="of:=SUM([.E18:.G18])" office:value-type="float" office:value="22.3872113856834">
            <text:p>22.39</text:p>
          </table:table-cell>
          <table:table-cell table:formula="of:=20*LOG10([.H18]/[.H17])" office:value-type="float" office:value="0.944789677039069">
            <text:p>0.9</text:p>
          </table:table-cell>
          <table:table-cell table:formula="of:=20*LOG10([.H18]/20)" office:value-type="float" office:value="0.979400086720377">
            <text:p>1.0</text:p>
          </table:table-cell>
          <table:table-cell table:number-columns-repeated="2"/>
          <table:table-cell office:value-type="float" office:value="-5.9">
            <text:p>-5.9</text:p>
          </table:table-cell>
          <table:table-cell table:formula="of:=[.M18]+[.$J$24]" office:value-type="float" office:value="1.07940008672037">
            <text:p>1.1</text:p>
          </table:table-cell>
          <table:table-cell table:formula="of:=IF([.J18]&gt;[.$L$6];((([.J18]-[.$L$6])/[.$L$7])+[.$L$6]);[.J18])" office:value-type="float" office:value="0.979400086720377">
            <text:p>1.0</text:p>
          </table:table-cell>
        </table:table-row>
        <table:table-row table:style-name="ro2">
          <table:table-cell table:formula="of:=CONCATENATE(TEXT([.B19];&quot;0&quot;);IF([.C19]&gt;0;CONCATENATE(TEXT([.C19];&quot;,0&quot;);IF([.D19]&gt;0;CONCATENATE(TEXT([.D19];&quot;,0&quot;));CONCATENATE(&quot;&quot;)));CONCATENATE(&quot;&quot;)))" office:value-type="string" office:string-value="10,4">
            <text:p>10,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IF([.B19]=0;0;POWER(10;([.B19]-1)*3/20))" office:value-type="float" office:value="22.3872113856834">
            <text:p>22.39</text:p>
          </table:table-cell>
          <table:table-cell table:formula="of:=IF([.C19]=0;0;POWER(10;([.C19]-1)*3/20))" office:value-type="float" office:value="2.81838293126445">
            <text:p>2.82</text:p>
          </table:table-cell>
          <table:table-cell table:formula="of:=IF([.D19]=0;0;POWER(10;([.D19]-1)*3/20))" office:value-type="float" office:value="0">
            <text:p>0.00</text:p>
          </table:table-cell>
          <table:table-cell table:formula="of:=SUM([.E19:.G19])" office:value-type="float" office:value="25.2055943169479">
            <text:p>25.21</text:p>
          </table:table-cell>
          <table:table-cell table:formula="of:=20*LOG10([.H19]/[.H18])" office:value-type="float" office:value="1.0299388405046">
            <text:p>1.0</text:p>
          </table:table-cell>
          <table:table-cell table:formula="of:=20*LOG10([.H19]/20)" office:value-type="float" office:value="2.00933892722498">
            <text:p>2.0</text:p>
          </table:table-cell>
          <table:table-cell table:number-columns-repeated="2"/>
          <table:table-cell office:value-type="float" office:value="-5">
            <text:p>-5</text:p>
          </table:table-cell>
          <table:table-cell table:formula="of:=[.M19]+[.$J$24]" office:value-type="float" office:value="1.97940008672037">
            <text:p>2.0</text:p>
          </table:table-cell>
          <table:table-cell table:formula="of:=IF([.J19]&gt;[.$L$6];((([.J19]-[.$L$6])/[.$L$7])+[.$L$6]);[.J19])" office:value-type="float" office:value="2.00933892722498">
            <text:p>2.0</text:p>
          </table:table-cell>
        </table:table-row>
        <table:table-row table:style-name="ro2">
          <table:table-cell table:formula="of:=CONCATENATE(TEXT([.B20];&quot;0&quot;);IF([.C20]&gt;0;CONCATENATE(TEXT([.C20];&quot;,0&quot;);IF([.D20]&gt;0;CONCATENATE(TEXT([.D20];&quot;,0&quot;));CONCATENATE(&quot;&quot;)));CONCATENATE(&quot;&quot;)))" office:value-type="string" office:string-value="10,5,3">
            <text:p>10,5,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IF([.B20]=0;0;POWER(10;([.B20]-1)*3/20))" office:value-type="float" office:value="22.3872113856834">
            <text:p>22.39</text:p>
          </table:table-cell>
          <table:table-cell table:formula="of:=IF([.C20]=0;0;POWER(10;([.C20]-1)*3/20))" office:value-type="float" office:value="3.98107170553497">
            <text:p>3.98</text:p>
          </table:table-cell>
          <table:table-cell table:formula="of:=IF([.D20]=0;0;POWER(10;([.D20]-1)*3/20))" office:value-type="float" office:value="1.99526231496888">
            <text:p>2.00</text:p>
          </table:table-cell>
          <table:table-cell table:formula="of:=SUM([.E20:.G20])" office:value-type="float" office:value="28.3635454061873">
            <text:p>28.36</text:p>
          </table:table-cell>
          <table:table-cell table:formula="of:=20*LOG10([.H20]/[.H19])" office:value-type="float" office:value="1.02527148245633">
            <text:p>1.0</text:p>
          </table:table-cell>
          <table:table-cell table:formula="of:=20*LOG10([.H20]/20)" office:value-type="float" office:value="3.03461040968131">
            <text:p>3.0</text:p>
          </table:table-cell>
          <table:table-cell table:number-columns-repeated="2"/>
          <table:table-cell office:value-type="float" office:value="-4.1">
            <text:p>-4.1</text:p>
          </table:table-cell>
          <table:table-cell table:formula="of:=[.M20]+[.$J$24]" office:value-type="float" office:value="2.87940008672037">
            <text:p>2.9</text:p>
          </table:table-cell>
          <table:table-cell table:formula="of:=IF([.J20]&gt;[.$L$6];((([.J20]-[.$L$6])/[.$L$7])+[.$L$6]);[.J20])" office:value-type="float" office:value="3.03461040968131">
            <text:p>3.0</text:p>
          </table:table-cell>
        </table:table-row>
        <table:table-row table:style-name="ro2">
          <table:table-cell table:formula="of:=CONCATENATE(TEXT([.B21];&quot;0&quot;);IF([.C21]&gt;0;CONCATENATE(TEXT([.C21];&quot;,0&quot;);IF([.D21]&gt;0;CONCATENATE(TEXT([.D21];&quot;,0&quot;));CONCATENATE(&quot;&quot;)));CONCATENATE(&quot;&quot;)))" office:value-type="string" office:string-value="11">
            <text:p>1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formula="of:=IF([.B21]=0;0;POWER(10;([.B21]-1)*3/20))" office:value-type="float" office:value="31.6227766016838">
            <text:p>31.62</text:p>
          </table:table-cell>
          <table:table-cell table:formula="of:=IF([.C21]=0;0;POWER(10;([.C21]-1)*3/20))" office:value-type="float" office:value="0">
            <text:p>0.00</text:p>
          </table:table-cell>
          <table:table-cell table:formula="of:=IF([.D21]=0;0;POWER(10;([.D21]-1)*3/20))" office:value-type="float" office:value="0">
            <text:p>0.00</text:p>
          </table:table-cell>
          <table:table-cell table:formula="of:=SUM([.E21:.G21])" office:value-type="float" office:value="31.6227766016838">
            <text:p>31.62</text:p>
          </table:table-cell>
          <table:table-cell table:formula="of:=20*LOG10([.H21]/[.H20])" office:value-type="float" office:value="0.944789677039064">
            <text:p>0.9</text:p>
          </table:table-cell>
          <table:table-cell table:formula="of:=20*LOG10([.H21]/20)" office:value-type="float" office:value="3.97940008672038">
            <text:p>4.0</text:p>
          </table:table-cell>
          <table:table-cell table:number-columns-repeated="2"/>
          <table:table-cell office:value-type="float" office:value="-3.1">
            <text:p>-3.1</text:p>
          </table:table-cell>
          <table:table-cell table:formula="of:=[.M21]+[.$J$24]" office:value-type="float" office:value="3.87940008672037">
            <text:p>3.9</text:p>
          </table:table-cell>
          <table:table-cell table:formula="of:=IF([.J21]&gt;[.$L$6];((([.J21]-[.$L$6])/[.$L$7])+[.$L$6]);[.J21])" office:value-type="float" office:value="3.97940008672038">
            <text:p>4.0</text:p>
          </table:table-cell>
        </table:table-row>
        <table:table-row table:style-name="ro2">
          <table:table-cell table:formula="of:=CONCATENATE(TEXT([.B22];&quot;0&quot;);IF([.C22]&gt;0;CONCATENATE(TEXT([.C22];&quot;,0&quot;);IF([.D22]&gt;0;CONCATENATE(TEXT([.D22];&quot;,0&quot;));CONCATENATE(&quot;&quot;)));CONCATENATE(&quot;&quot;)))" office:value-type="string" office:string-value="11,5">
            <text:p>11,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IF([.B22]=0;0;POWER(10;([.B22]-1)*3/20))" office:value-type="float" office:value="31.6227766016838">
            <text:p>31.62</text:p>
          </table:table-cell>
          <table:table-cell table:formula="of:=IF([.C22]=0;0;POWER(10;([.C22]-1)*3/20))" office:value-type="float" office:value="3.98107170553497">
            <text:p>3.98</text:p>
          </table:table-cell>
          <table:table-cell table:formula="of:=IF([.D22]=0;0;POWER(10;([.D22]-1)*3/20))" office:value-type="float" office:value="0">
            <text:p>0.00</text:p>
          </table:table-cell>
          <table:table-cell table:formula="of:=SUM([.E22:.G22])" office:value-type="float" office:value="35.6038483072188">
            <text:p>35.60</text:p>
          </table:table-cell>
          <table:table-cell table:formula="of:=20*LOG10([.H22]/[.H21])" office:value-type="float" office:value="1.0299388405046">
            <text:p>1.0</text:p>
          </table:table-cell>
          <table:table-cell table:formula="of:=20*LOG10([.H22]/20)" office:value-type="float" office:value="5.00933892722498">
            <text:p>5.0</text:p>
          </table:table-cell>
          <table:table-cell table:number-columns-repeated="2"/>
          <table:table-cell office:value-type="float" office:value="-2.2">
            <text:p>-2.2</text:p>
          </table:table-cell>
          <table:table-cell table:formula="of:=[.M22]+[.$J$24]" office:value-type="float" office:value="4.77940008672037">
            <text:p>4.8</text:p>
          </table:table-cell>
          <table:table-cell table:formula="of:=IF([.J22]&gt;[.$L$6];((([.J22]-[.$L$6])/[.$L$7])+[.$L$6]);[.J22])" office:value-type="float" office:value="5.00933892722498">
            <text:p>5.0</text:p>
          </table:table-cell>
        </table:table-row>
        <table:table-row table:style-name="ro2">
          <table:table-cell table:formula="of:=CONCATENATE(TEXT([.B23];&quot;0&quot;);IF([.C23]&gt;0;CONCATENATE(TEXT([.C23];&quot;,0&quot;);IF([.D23]&gt;0;CONCATENATE(TEXT([.D23];&quot;,0&quot;));CONCATENATE(&quot;&quot;)));CONCATENATE(&quot;&quot;)))" office:value-type="string" office:string-value="11,6,4">
            <text:p>11,6,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IF([.B23]=0;0;POWER(10;([.B23]-1)*3/20))" office:value-type="float" office:value="31.6227766016838">
            <text:p>31.62</text:p>
          </table:table-cell>
          <table:table-cell table:formula="of:=IF([.C23]=0;0;POWER(10;([.C23]-1)*3/20))" office:value-type="float" office:value="5.62341325190349">
            <text:p>5.62</text:p>
          </table:table-cell>
          <table:table-cell table:formula="of:=IF([.D23]=0;0;POWER(10;([.D23]-1)*3/20))" office:value-type="float" office:value="2.81838293126445">
            <text:p>2.82</text:p>
          </table:table-cell>
          <table:table-cell table:formula="of:=SUM([.E23:.G23])" office:value-type="float" office:value="40.0645727848517">
            <text:p>40.06</text:p>
          </table:table-cell>
          <table:table-cell table:formula="of:=20*LOG10([.H23]/[.H22])" office:value-type="float" office:value="1.02527148245633">
            <text:p>1.0</text:p>
          </table:table-cell>
          <table:table-cell table:formula="of:=20*LOG10([.H23]/20)" office:value-type="float" office:value="6.03461040968131">
            <text:p>6.0</text:p>
          </table:table-cell>
          <table:table-cell table:number-columns-repeated="2"/>
          <table:table-cell office:value-type="float" office:value="-1.3">
            <text:p>-1.3</text:p>
          </table:table-cell>
          <table:table-cell table:formula="of:=[.M23]+[.$J$24]" office:value-type="float" office:value="5.67940008672037">
            <text:p>5.7</text:p>
          </table:table-cell>
          <table:table-cell table:formula="of:=IF([.J23]&gt;[.$L$6];((([.J23]-[.$L$6])/[.$L$7])+[.$L$6]);[.J23])" office:value-type="float" office:value="6.03461040968131">
            <text:p>6.0</text:p>
          </table:table-cell>
        </table:table-row>
        <table:table-row table:style-name="ro2">
          <table:table-cell table:formula="of:=CONCATENATE(TEXT([.B24];&quot;0&quot;);IF([.C24]&gt;0;CONCATENATE(TEXT([.C24];&quot;,0&quot;);IF([.D24]&gt;0;CONCATENATE(TEXT([.D24];&quot;,0&quot;));CONCATENATE(&quot;&quot;)));CONCATENATE(&quot;&quot;)))" office:value-type="string" office:string-value="12">
            <text:p>1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formula="of:=IF([.B24]=0;0;POWER(10;([.B24]-1)*3/20))" office:value-type="float" office:value="44.6683592150963">
            <text:p>44.67</text:p>
          </table:table-cell>
          <table:table-cell table:formula="of:=IF([.C24]=0;0;POWER(10;([.C24]-1)*3/20))" office:value-type="float" office:value="0">
            <text:p>0.00</text:p>
          </table:table-cell>
          <table:table-cell table:formula="of:=IF([.D24]=0;0;POWER(10;([.D24]-1)*3/20))" office:value-type="float" office:value="0">
            <text:p>0.00</text:p>
          </table:table-cell>
          <table:table-cell table:formula="of:=SUM([.E24:.G24])" office:value-type="float" office:value="44.6683592150963">
            <text:p>44.67</text:p>
          </table:table-cell>
          <table:table-cell table:formula="of:=20*LOG10([.H24]/[.H23])" office:value-type="float" office:value="0.944789677039064">
            <text:p>0.9</text:p>
          </table:table-cell>
          <table:table-cell table:formula="of:=20*LOG10([.H24]/20)" office:value-type="float" office:value="6.97940008672037">
            <text:p>7.0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[.M24]+[.$J$24]" office:value-type="float" office:value="6.97940008672037">
            <text:p>7.0</text:p>
          </table:table-cell>
          <table:table-cell table:formula="of:=IF([.J24]&gt;[.$L$6];((([.J24]-[.$L$6])/[.$L$7])+[.$L$6]);[.J24])" office:value-type="float" office:value="6.97940008672037">
            <text:p>7.0</text:p>
          </table:table-cell>
        </table:table-row>
        <table:table-row table:style-name="ro2">
          <table:table-cell table:formula="of:=CONCATENATE(TEXT([.B25];&quot;0&quot;);IF([.C25]&gt;0;CONCATENATE(TEXT([.C25];&quot;,0&quot;);IF([.D25]&gt;0;CONCATENATE(TEXT([.D25];&quot;,0&quot;));CONCATENATE(&quot;&quot;)));CONCATENATE(&quot;&quot;)))" office:value-type="string" office:string-value="12,6">
            <text:p>12,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IF([.B25]=0;0;POWER(10;([.B25]-1)*3/20))" office:value-type="float" office:value="44.6683592150963">
            <text:p>44.67</text:p>
          </table:table-cell>
          <table:table-cell table:formula="of:=IF([.C25]=0;0;POWER(10;([.C25]-1)*3/20))" office:value-type="float" office:value="5.62341325190349">
            <text:p>5.62</text:p>
          </table:table-cell>
          <table:table-cell table:formula="of:=IF([.D25]=0;0;POWER(10;([.D25]-1)*3/20))" office:value-type="float" office:value="0">
            <text:p>0.00</text:p>
          </table:table-cell>
          <table:table-cell table:formula="of:=SUM([.E25:.G25])" office:value-type="float" office:value="50.2917724669998">
            <text:p>50.29</text:p>
          </table:table-cell>
          <table:table-cell table:formula="of:=20*LOG10([.H25]/[.H24])" office:value-type="float" office:value="1.0299388405046">
            <text:p>1.0</text:p>
          </table:table-cell>
          <table:table-cell table:formula="of:=20*LOG10([.H25]/20)" office:value-type="float" office:value="8.00933892722498">
            <text:p>8.0</text:p>
          </table:table-cell>
          <table:table-cell table:number-columns-repeated="2"/>
          <table:table-cell office:value-type="float" office:value="0.9">
            <text:p>0.9</text:p>
          </table:table-cell>
          <table:table-cell table:formula="of:=[.M25]+[.$J$24]" office:value-type="float" office:value="7.87940008672037">
            <text:p>7.9</text:p>
          </table:table-cell>
          <table:table-cell table:formula="of:=IF([.J25]&gt;[.$L$6];((([.J25]-[.$L$6])/[.$L$7])+[.$L$6]);[.J25])" office:value-type="float" office:value="8.00933892722498">
            <text:p>8.0</text:p>
          </table:table-cell>
        </table:table-row>
        <table:table-row table:style-name="ro2">
          <table:table-cell table:formula="of:=CONCATENATE(TEXT([.B26];&quot;0&quot;);IF([.C26]&gt;0;CONCATENATE(TEXT([.C26];&quot;,0&quot;);IF([.D26]&gt;0;CONCATENATE(TEXT([.D26];&quot;,0&quot;));CONCATENATE(&quot;&quot;)));CONCATENATE(&quot;&quot;)))" office:value-type="string" office:string-value="12,7,5">
            <text:p>12,7,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IF([.B26]=0;0;POWER(10;([.B26]-1)*3/20))" office:value-type="float" office:value="44.6683592150963">
            <text:p>44.67</text:p>
          </table:table-cell>
          <table:table-cell table:formula="of:=IF([.C26]=0;0;POWER(10;([.C26]-1)*3/20))" office:value-type="float" office:value="7.94328234724282">
            <text:p>7.94</text:p>
          </table:table-cell>
          <table:table-cell table:formula="of:=IF([.D26]=0;0;POWER(10;([.D26]-1)*3/20))" office:value-type="float" office:value="3.98107170553497">
            <text:p>3.98</text:p>
          </table:table-cell>
          <table:table-cell table:formula="of:=SUM([.E26:.G26])" office:value-type="float" office:value="56.5927132678741">
            <text:p>56.59</text:p>
          </table:table-cell>
          <table:table-cell table:formula="of:=20*LOG10([.H26]/[.H25])" office:value-type="float" office:value="1.02527148245633">
            <text:p>1.0</text:p>
          </table:table-cell>
          <table:table-cell table:formula="of:=20*LOG10([.H26]/20)" office:value-type="float" office:value="9.03461040968131">
            <text:p>9.0</text:p>
          </table:table-cell>
          <table:table-cell table:number-columns-repeated="2"/>
          <table:table-cell office:value-type="float" office:value="1.7">
            <text:p>1.7</text:p>
          </table:table-cell>
          <table:table-cell table:formula="of:=[.M26]+[.$J$24]" office:value-type="float" office:value="8.67940008672037">
            <text:p>8.7</text:p>
          </table:table-cell>
          <table:table-cell table:formula="of:=IF([.J26]&gt;[.$L$6];((([.J26]-[.$L$6])/[.$L$7])+[.$L$6]);[.J26])" office:value-type="float" office:value="9.03461040968131">
            <text:p>9.0</text:p>
          </table:table-cell>
        </table:table-row>
        <table:table-row table:style-name="ro2">
          <table:table-cell table:formula="of:=CONCATENATE(TEXT([.B27];&quot;0&quot;);IF([.C27]&gt;0;CONCATENATE(TEXT([.C27];&quot;,0&quot;);IF([.D27]&gt;0;CONCATENATE(TEXT([.D27];&quot;,0&quot;));CONCATENATE(&quot;&quot;)));CONCATENATE(&quot;&quot;)))" office:value-type="string" office:string-value="13">
            <text:p>13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formula="of:=IF([.B27]=0;0;POWER(10;([.B27]-1)*3/20))" office:value-type="float" office:value="63.0957344480193">
            <text:p>63.10</text:p>
          </table:table-cell>
          <table:table-cell table:formula="of:=IF([.C27]=0;0;POWER(10;([.C27]-1)*3/20))" office:value-type="float" office:value="0">
            <text:p>0.00</text:p>
          </table:table-cell>
          <table:table-cell table:formula="of:=IF([.D27]=0;0;POWER(10;([.D27]-1)*3/20))" office:value-type="float" office:value="0">
            <text:p>0.00</text:p>
          </table:table-cell>
          <table:table-cell table:formula="of:=SUM([.E27:.G27])" office:value-type="float" office:value="63.0957344480193">
            <text:p>63.10</text:p>
          </table:table-cell>
          <table:table-cell table:formula="of:=20*LOG10([.H27]/[.H26])" office:value-type="float" office:value="0.944789677039067">
            <text:p>0.9</text:p>
          </table:table-cell>
          <table:table-cell table:formula="of:=20*LOG10([.H27]/20)" office:value-type="float" office:value="9.97940008672038">
            <text:p>10.0</text:p>
          </table:table-cell>
          <table:table-cell table:number-columns-repeated="2"/>
          <table:table-cell office:value-type="float" office:value="2.9">
            <text:p>2.9</text:p>
          </table:table-cell>
          <table:table-cell table:formula="of:=[.M27]+[.$J$24]" office:value-type="float" office:value="9.87940008672037">
            <text:p>9.9</text:p>
          </table:table-cell>
          <table:table-cell table:formula="of:=IF([.J27]&gt;[.$L$6];((([.J27]-[.$L$6])/[.$L$7])+[.$L$6]);[.J27])" office:value-type="float" office:value="9.97940008672038">
            <text:p>10.0</text:p>
          </table:table-cell>
        </table:table-row>
        <table:table-row table:style-name="ro2">
          <table:table-cell table:formula="of:=CONCATENATE(TEXT([.B28];&quot;0&quot;);IF([.C28]&gt;0;CONCATENATE(TEXT([.C28];&quot;,0&quot;);IF([.D28]&gt;0;CONCATENATE(TEXT([.D28];&quot;,0&quot;));CONCATENATE(&quot;&quot;)));CONCATENATE(&quot;&quot;)))" office:value-type="string" office:string-value="13,7">
            <text:p>13,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IF([.B28]=0;0;POWER(10;([.B28]-1)*3/20))" office:value-type="float" office:value="63.0957344480193">
            <text:p>63.10</text:p>
          </table:table-cell>
          <table:table-cell table:formula="of:=IF([.C28]=0;0;POWER(10;([.C28]-1)*3/20))" office:value-type="float" office:value="7.94328234724282">
            <text:p>7.94</text:p>
          </table:table-cell>
          <table:table-cell table:formula="of:=IF([.D28]=0;0;POWER(10;([.D28]-1)*3/20))" office:value-type="float" office:value="0">
            <text:p>0.00</text:p>
          </table:table-cell>
          <table:table-cell table:formula="of:=SUM([.E28:.G28])" office:value-type="float" office:value="71.0390167952621">
            <text:p>71.04</text:p>
          </table:table-cell>
          <table:table-cell table:formula="of:=20*LOG10([.H28]/[.H27])" office:value-type="float" office:value="1.0299388405046">
            <text:p>1.0</text:p>
          </table:table-cell>
          <table:table-cell table:formula="of:=20*LOG10([.H28]/20)" office:value-type="float" office:value="11.009338927225">
            <text:p>11.0</text:p>
          </table:table-cell>
          <table:table-cell table:number-columns-repeated="2"/>
          <table:table-cell office:value-type="float" office:value="3.7">
            <text:p>3.7</text:p>
          </table:table-cell>
          <table:table-cell table:formula="of:=[.M28]+[.$J$24]" office:value-type="float" office:value="10.6794000867204">
            <text:p>10.7</text:p>
          </table:table-cell>
          <table:table-cell table:formula="of:=IF([.J28]&gt;[.$L$6];((([.J28]-[.$L$6])/[.$L$7])+[.$L$6]);[.J28])" office:value-type="float" office:value="11.009338927225">
            <text:p>11.0</text:p>
          </table:table-cell>
        </table:table-row>
        <table:table-row table:style-name="ro2">
          <table:table-cell table:formula="of:=CONCATENATE(TEXT([.B29];&quot;0&quot;);IF([.C29]&gt;0;CONCATENATE(TEXT([.C29];&quot;,0&quot;);IF([.D29]&gt;0;CONCATENATE(TEXT([.D29];&quot;,0&quot;));CONCATENATE(&quot;&quot;)));CONCATENATE(&quot;&quot;)))" office:value-type="string" office:string-value="13,8,6">
            <text:p>13,8,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IF([.B29]=0;0;POWER(10;([.B29]-1)*3/20))" office:value-type="float" office:value="63.0957344480193">
            <text:p>63.10</text:p>
          </table:table-cell>
          <table:table-cell table:formula="of:=IF([.C29]=0;0;POWER(10;([.C29]-1)*3/20))" office:value-type="float" office:value="11.2201845430196">
            <text:p>11.22</text:p>
          </table:table-cell>
          <table:table-cell table:formula="of:=IF([.D29]=0;0;POWER(10;([.D29]-1)*3/20))" office:value-type="float" office:value="5.62341325190349">
            <text:p>5.62</text:p>
          </table:table-cell>
          <table:table-cell table:formula="of:=SUM([.E29:.G29])" office:value-type="float" office:value="79.9393322429425">
            <text:p>79.94</text:p>
          </table:table-cell>
          <table:table-cell table:formula="of:=20*LOG10([.H29]/[.H28])" office:value-type="float" office:value="1.02527148245633">
            <text:p>1.0</text:p>
          </table:table-cell>
          <table:table-cell table:formula="of:=20*LOG10([.H29]/20)" office:value-type="float" office:value="12.0346104096813">
            <text:p>12.0</text:p>
          </table:table-cell>
          <table:table-cell table:number-columns-repeated="2"/>
          <table:table-cell office:value-type="float" office:value="4.5">
            <text:p>4.5</text:p>
          </table:table-cell>
          <table:table-cell table:formula="of:=[.M29]+[.$J$24]" office:value-type="float" office:value="11.4794000867204">
            <text:p>11.5</text:p>
          </table:table-cell>
          <table:table-cell table:formula="of:=IF([.J29]&gt;[.$L$6];((([.J29]-[.$L$6])/[.$L$7])+[.$L$6]);[.J29])" office:value-type="float" office:value="12.0346104096813">
            <text:p>12.0</text:p>
          </table:table-cell>
        </table:table-row>
        <table:table-row table:style-name="ro2">
          <table:table-cell table:formula="of:=CONCATENATE(TEXT([.B30];&quot;0&quot;);IF([.C30]&gt;0;CONCATENATE(TEXT([.C30];&quot;,0&quot;);IF([.D30]&gt;0;CONCATENATE(TEXT([.D30];&quot;,0&quot;));CONCATENATE(&quot;&quot;)));CONCATENATE(&quot;&quot;)))" office:value-type="string" office:string-value="14">
            <text:p>1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formula="of:=IF([.B30]=0;0;POWER(10;([.B30]-1)*3/20))" office:value-type="float" office:value="89.1250938133745">
            <text:p>89.13</text:p>
          </table:table-cell>
          <table:table-cell table:formula="of:=IF([.C30]=0;0;POWER(10;([.C30]-1)*3/20))" office:value-type="float" office:value="0">
            <text:p>0.00</text:p>
          </table:table-cell>
          <table:table-cell table:formula="of:=IF([.D30]=0;0;POWER(10;([.D30]-1)*3/20))" office:value-type="float" office:value="0">
            <text:p>0.00</text:p>
          </table:table-cell>
          <table:table-cell table:formula="of:=SUM([.E30:.G30])" office:value-type="float" office:value="89.1250938133745">
            <text:p>89.13</text:p>
          </table:table-cell>
          <table:table-cell table:formula="of:=20*LOG10([.H30]/[.H29])" office:value-type="float" office:value="0.944789677039064">
            <text:p>0.9</text:p>
          </table:table-cell>
          <table:table-cell table:formula="of:=20*LOG10([.H30]/20)" office:value-type="float" office:value="12.9794000867204">
            <text:p>13.0</text:p>
          </table:table-cell>
          <table:table-cell table:number-columns-repeated="2"/>
          <table:table-cell office:value-type="float" office:value="5.9">
            <text:p>5.9</text:p>
          </table:table-cell>
          <table:table-cell table:formula="of:=[.M30]+[.$J$24]" office:value-type="float" office:value="12.8794000867204">
            <text:p>12.9</text:p>
          </table:table-cell>
          <table:table-cell table:formula="of:=IF([.J30]&gt;[.$L$6];((([.J30]-[.$L$6])/[.$L$7])+[.$L$6]);[.J30])" office:value-type="float" office:value="12.9794000867204">
            <text:p>13.0</text:p>
          </table:table-cell>
        </table:table-row>
        <table:table-row table:style-name="ro2">
          <table:table-cell table:formula="of:=CONCATENATE(TEXT([.B31];&quot;0&quot;);IF([.C31]&gt;0;CONCATENATE(TEXT([.C31];&quot;,0&quot;);IF([.D31]&gt;0;CONCATENATE(TEXT([.D31];&quot;,0&quot;));CONCATENATE(&quot;&quot;)));CONCATENATE(&quot;&quot;)))" office:value-type="string" office:string-value="14,8">
            <text:p>14,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IF([.B31]=0;0;POWER(10;([.B31]-1)*3/20))" office:value-type="float" office:value="89.1250938133745">
            <text:p>89.13</text:p>
          </table:table-cell>
          <table:table-cell table:formula="of:=IF([.C31]=0;0;POWER(10;([.C31]-1)*3/20))" office:value-type="float" office:value="11.2201845430196">
            <text:p>11.22</text:p>
          </table:table-cell>
          <table:table-cell table:formula="of:=IF([.D31]=0;0;POWER(10;([.D31]-1)*3/20))" office:value-type="float" office:value="0">
            <text:p>0.00</text:p>
          </table:table-cell>
          <table:table-cell table:formula="of:=SUM([.E31:.G31])" office:value-type="float" office:value="100.345278356394">
            <text:p>100.35</text:p>
          </table:table-cell>
          <table:table-cell table:formula="of:=20*LOG10([.H31]/[.H30])" office:value-type="float" office:value="1.0299388405046">
            <text:p>1.0</text:p>
          </table:table-cell>
          <table:table-cell table:formula="of:=20*LOG10([.H31]/20)" office:value-type="float" office:value="14.009338927225">
            <text:p>14.0</text:p>
          </table:table-cell>
          <table:table-cell table:number-columns-repeated="2"/>
          <table:table-cell office:value-type="float" office:value="6.5">
            <text:p>6.5</text:p>
          </table:table-cell>
          <table:table-cell table:formula="of:=[.M31]+[.$J$24]" office:value-type="float" office:value="13.4794000867204">
            <text:p>13.5</text:p>
          </table:table-cell>
          <table:table-cell table:formula="of:=IF([.J31]&gt;[.$L$6];((([.J31]-[.$L$6])/[.$L$7])+[.$L$6]);[.J31])" office:value-type="float" office:value="14.0034588619352">
            <text:p>14.0</text:p>
          </table:table-cell>
        </table:table-row>
        <table:table-row table:style-name="ro2">
          <table:table-cell table:formula="of:=CONCATENATE(TEXT([.B32];&quot;0&quot;);IF([.C32]&gt;0;CONCATENATE(TEXT([.C32];&quot;,0&quot;);IF([.D32]&gt;0;CONCATENATE(TEXT([.D32];&quot;,0&quot;));CONCATENATE(&quot;&quot;)));CONCATENATE(&quot;&quot;)))" office:value-type="string" office:string-value="14,9,7">
            <text:p>14,9,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IF([.B32]=0;0;POWER(10;([.B32]-1)*3/20))" office:value-type="float" office:value="89.1250938133745">
            <text:p>89.13</text:p>
          </table:table-cell>
          <table:table-cell table:formula="of:=IF([.C32]=0;0;POWER(10;([.C32]-1)*3/20))" office:value-type="float" office:value="15.8489319246111">
            <text:p>15.85</text:p>
          </table:table-cell>
          <table:table-cell table:formula="of:=IF([.D32]=0;0;POWER(10;([.D32]-1)*3/20))" office:value-type="float" office:value="7.94328234724282">
            <text:p>7.94</text:p>
          </table:table-cell>
          <table:table-cell table:formula="of:=SUM([.E32:.G32])" office:value-type="float" office:value="112.917308085229">
            <text:p>112.92</text:p>
          </table:table-cell>
          <table:table-cell table:formula="of:=20*LOG10([.H32]/[.H31])" office:value-type="float" office:value="1.02527148245633">
            <text:p>1.0</text:p>
          </table:table-cell>
          <table:table-cell table:formula="of:=20*LOG10([.H32]/20)" office:value-type="float" office:value="15.0346104096813">
            <text:p>15.0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[.M32]+[.$J$24]" office:value-type="float" office:value="13.9794000867204">
            <text:p>14.0</text:p>
          </table:table-cell>
          <table:table-cell table:formula="of:=IF([.J32]&gt;[.$L$6];((([.J32]-[.$L$6])/[.$L$7])+[.$L$6]);[.J32])" office:value-type="float" office:value="14.3831890406227">
            <text:p>14.4</text:p>
          </table:table-cell>
        </table:table-row>
        <table:table-row table:style-name="ro2">
          <table:table-cell table:formula="of:=CONCATENATE(TEXT([.B33];&quot;0&quot;);IF([.C33]&gt;0;CONCATENATE(TEXT([.C33];&quot;,0&quot;);IF([.D33]&gt;0;CONCATENATE(TEXT([.D33];&quot;,0&quot;));CONCATENATE(&quot;&quot;)));CONCATENATE(&quot;&quot;)))" office:value-type="string" office:string-value="15">
            <text:p>15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formula="of:=IF([.B33]=0;0;POWER(10;([.B33]-1)*3/20))" office:value-type="float" office:value="125.892541179417">
            <text:p>125.89</text:p>
          </table:table-cell>
          <table:table-cell table:formula="of:=IF([.C33]=0;0;POWER(10;([.C33]-1)*3/20))" office:value-type="float" office:value="0">
            <text:p>0.00</text:p>
          </table:table-cell>
          <table:table-cell table:formula="of:=IF([.D33]=0;0;POWER(10;([.D33]-1)*3/20))" office:value-type="float" office:value="0">
            <text:p>0.00</text:p>
          </table:table-cell>
          <table:table-cell table:formula="of:=SUM([.E33:.G33])" office:value-type="float" office:value="125.892541179417">
            <text:p>125.89</text:p>
          </table:table-cell>
          <table:table-cell table:formula="of:=20*LOG10([.H33]/[.H32])" office:value-type="float" office:value="0.944789677039067">
            <text:p>0.9</text:p>
          </table:table-cell>
          <table:table-cell table:formula="of:=20*LOG10([.H33]/20)" office:value-type="float" office:value="15.9794000867204">
            <text:p>16.0</text:p>
          </table:table-cell>
          <table:table-cell table:number-columns-repeated="2"/>
          <table:table-cell office:value-type="float" office:value="7.8">
            <text:p>7.8</text:p>
          </table:table-cell>
          <table:table-cell table:formula="of:=[.M33]+[.$J$24]" office:value-type="float" office:value="14.7794000867204">
            <text:p>14.8</text:p>
          </table:table-cell>
          <table:table-cell table:formula="of:=IF([.J33]&gt;[.$L$6];((([.J33]-[.$L$6])/[.$L$7])+[.$L$6]);[.J33])" office:value-type="float" office:value="14.7331111432298">
            <text:p>14.7</text:p>
          </table:table-cell>
        </table:table-row>
        <table:table-row table:style-name="ro2">
          <table:table-cell table:formula="of:=CONCATENATE(TEXT([.B34];&quot;0&quot;);IF([.C34]&gt;0;CONCATENATE(TEXT([.C34];&quot;,0&quot;);IF([.D34]&gt;0;CONCATENATE(TEXT([.D34];&quot;,0&quot;));CONCATENATE(&quot;&quot;)));CONCATENATE(&quot;&quot;)))" office:value-type="string" office:string-value="15,9">
            <text:p>15,9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IF([.B34]=0;0;POWER(10;([.B34]-1)*3/20))" office:value-type="float" office:value="125.892541179417">
            <text:p>125.89</text:p>
          </table:table-cell>
          <table:table-cell table:formula="of:=IF([.C34]=0;0;POWER(10;([.C34]-1)*3/20))" office:value-type="float" office:value="15.8489319246111">
            <text:p>15.85</text:p>
          </table:table-cell>
          <table:table-cell table:formula="of:=IF([.D34]=0;0;POWER(10;([.D34]-1)*3/20))" office:value-type="float" office:value="0">
            <text:p>0.00</text:p>
          </table:table-cell>
          <table:table-cell table:formula="of:=SUM([.E34:.G34])" office:value-type="float" office:value="141.741473104028">
            <text:p>141.74</text:p>
          </table:table-cell>
          <table:table-cell table:formula="of:=20*LOG10([.H34]/[.H33])" office:value-type="float" office:value="1.0299388405046">
            <text:p>1.0</text:p>
          </table:table-cell>
          <table:table-cell table:formula="of:=20*LOG10([.H34]/20)" office:value-type="float" office:value="17.009338927225">
            <text:p>17.0</text:p>
          </table:table-cell>
          <table:table-cell table:number-columns-repeated="2"/>
          <table:table-cell office:value-type="float" office:value="8.1">
            <text:p>8.1</text:p>
          </table:table-cell>
          <table:table-cell table:formula="of:=[.M34]+[.$J$24]" office:value-type="float" office:value="15.0794000867204">
            <text:p>15.1</text:p>
          </table:table-cell>
          <table:table-cell table:formula="of:=IF([.J34]&gt;[.$L$6];((([.J34]-[.$L$6])/[.$L$7])+[.$L$6]);[.J34])" office:value-type="float" office:value="15.1145699730463">
            <text:p>15.1</text:p>
          </table:table-cell>
        </table:table-row>
        <table:table-row table:style-name="ro2">
          <table:table-cell table:formula="of:=CONCATENATE(TEXT([.B35];&quot;0&quot;);IF([.C35]&gt;0;CONCATENATE(TEXT([.C35];&quot;,0&quot;);IF([.D35]&gt;0;CONCATENATE(TEXT([.D35];&quot;,0&quot;));CONCATENATE(&quot;&quot;)));CONCATENATE(&quot;&quot;)))" office:value-type="string" office:string-value="15,10,8">
            <text:p>15,10,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IF([.B35]=0;0;POWER(10;([.B35]-1)*3/20))" office:value-type="float" office:value="125.892541179417">
            <text:p>125.89</text:p>
          </table:table-cell>
          <table:table-cell table:formula="of:=IF([.C35]=0;0;POWER(10;([.C35]-1)*3/20))" office:value-type="float" office:value="22.3872113856834">
            <text:p>22.39</text:p>
          </table:table-cell>
          <table:table-cell table:formula="of:=IF([.D35]=0;0;POWER(10;([.D35]-1)*3/20))" office:value-type="float" office:value="11.2201845430196">
            <text:p>11.22</text:p>
          </table:table-cell>
          <table:table-cell table:formula="of:=SUM([.E35:.G35])" office:value-type="float" office:value="159.49993710812">
            <text:p>159.50</text:p>
          </table:table-cell>
          <table:table-cell table:formula="of:=20*LOG10([.H35]/[.H34])" office:value-type="float" office:value="1.02527148245633">
            <text:p>1.0</text:p>
          </table:table-cell>
          <table:table-cell table:formula="of:=20*LOG10([.H35]/20)" office:value-type="float" office:value="18.0346104096813">
            <text:p>18.0</text:p>
          </table:table-cell>
          <table:table-cell table:number-columns-repeated="2"/>
          <table:table-cell office:value-type="float" office:value="8.5">
            <text:p>8.5</text:p>
          </table:table-cell>
          <table:table-cell table:formula="of:=[.M35]+[.$J$24]" office:value-type="float" office:value="15.4794000867204">
            <text:p>15.5</text:p>
          </table:table-cell>
          <table:table-cell table:formula="of:=IF([.J35]&gt;[.$L$6];((([.J35]-[.$L$6])/[.$L$7])+[.$L$6]);[.J35])" office:value-type="float" office:value="15.4943001517338">
            <text:p>15.5</text:p>
          </table:table-cell>
        </table:table-row>
        <table:table-row table:style-name="ro2">
          <table:table-cell table:formula="of:=CONCATENATE(TEXT([.B36];&quot;0&quot;);IF([.C36]&gt;0;CONCATENATE(TEXT([.C36];&quot;,0&quot;);IF([.D36]&gt;0;CONCATENATE(TEXT([.D36];&quot;,0&quot;));CONCATENATE(&quot;&quot;)));CONCATENATE(&quot;&quot;)))" office:value-type="string" office:string-value="15,12,7">
            <text:p>15,12,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IF([.B36]=0;0;POWER(10;([.B36]-1)*3/20))" office:value-type="float" office:value="125.892541179417">
            <text:p>125.89</text:p>
          </table:table-cell>
          <table:table-cell table:formula="of:=IF([.C36]=0;0;POWER(10;([.C36]-1)*3/20))" office:value-type="float" office:value="44.6683592150963">
            <text:p>44.67</text:p>
          </table:table-cell>
          <table:table-cell table:formula="of:=IF([.D36]=0;0;POWER(10;([.D36]-1)*3/20))" office:value-type="float" office:value="7.94328234724282">
            <text:p>7.94</text:p>
          </table:table-cell>
          <table:table-cell table:formula="of:=SUM([.E36:.G36])" office:value-type="float" office:value="178.504182741756">
            <text:p>178.50</text:p>
          </table:table-cell>
          <table:table-cell table:formula="of:=20*LOG10([.H36]/[.H35])" office:value-type="float" office:value="0.977757617698639">
            <text:p>1.0</text:p>
          </table:table-cell>
          <table:table-cell table:formula="of:=20*LOG10([.H36]/20)" office:value-type="float" office:value="19.01236802738">
            <text:p>19.0</text:p>
          </table:table-cell>
          <table:table-cell table:number-columns-repeated="2"/>
          <table:table-cell office:value-type="float" office:value="8.9">
            <text:p>8.9</text:p>
          </table:table-cell>
          <table:table-cell table:formula="of:=[.M36]+[.$J$24]" office:value-type="float" office:value="15.8794000867204">
            <text:p>15.9</text:p>
          </table:table-cell>
          <table:table-cell table:formula="of:=IF([.J36]&gt;[.$L$6];((([.J36]-[.$L$6])/[.$L$7])+[.$L$6]);[.J36])" office:value-type="float" office:value="15.8564326027333">
            <text:p>15.9</text:p>
          </table:table-cell>
        </table:table-row>
        <table:table-row table:style-name="ro2">
          <table:table-cell table:formula="of:=CONCATENATE(TEXT([.B37];&quot;0&quot;);IF([.C37]&gt;0;CONCATENATE(TEXT([.C37];&quot;,0&quot;);IF([.D37]&gt;0;CONCATENATE(TEXT([.D37];&quot;,0&quot;));CONCATENATE(&quot;&quot;)));CONCATENATE(&quot;&quot;)))" office:value-type="string" office:string-value="15,13,8">
            <text:p>15,13,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B37]=0;0;POWER(10;([.B37]-1)*3/20))" office:value-type="float" office:value="125.892541179417">
            <text:p>125.89</text:p>
          </table:table-cell>
          <table:table-cell table:formula="of:=IF([.C37]=0;0;POWER(10;([.C37]-1)*3/20))" office:value-type="float" office:value="63.0957344480193">
            <text:p>63.10</text:p>
          </table:table-cell>
          <table:table-cell table:formula="of:=IF([.D37]=0;0;POWER(10;([.D37]-1)*3/20))" office:value-type="float" office:value="11.2201845430196">
            <text:p>11.22</text:p>
          </table:table-cell>
          <table:table-cell table:formula="of:=SUM([.E37:.G37])" office:value-type="float" office:value="200.208460170456">
            <text:p>200.21</text:p>
          </table:table-cell>
          <table:table-cell table:formula="of:=20*LOG10([.H37]/[.H36])" office:value-type="float" office:value="0.996680567932066">
            <text:p>1.0</text:p>
          </table:table-cell>
          <table:table-cell table:formula="of:=20*LOG10([.H37]/20)" office:value-type="float" office:value="20.009048595312">
            <text:p>20.0</text:p>
          </table:table-cell>
          <table:table-cell table:number-columns-repeated="2"/>
          <table:table-cell office:value-type="float" office:value="9.2">
            <text:p>9.2</text:p>
          </table:table-cell>
          <table:table-cell table:formula="of:=[.M37]+[.$J$24]" office:value-type="float" office:value="16.1794000867204">
            <text:p>16.2</text:p>
          </table:table-cell>
          <table:table-cell table:formula="of:=IF([.J37]&gt;[.$L$6];((([.J37]-[.$L$6])/[.$L$7])+[.$L$6]);[.J37])" office:value-type="float" office:value="16.2255735538193">
            <text:p>16.2</text:p>
          </table:table-cell>
        </table:table-row>
        <table:table-row table:style-name="ro2">
          <table:table-cell table:formula="of:=CONCATENATE(TEXT([.B38];&quot;0&quot;);IF([.C38]&gt;0;CONCATENATE(TEXT([.C38];&quot;,0&quot;);IF([.D38]&gt;0;CONCATENATE(TEXT([.D38];&quot;,0&quot;));CONCATENATE(&quot;&quot;)));CONCATENATE(&quot;&quot;)))" office:value-type="string" office:string-value="15,14,8">
            <text:p>15,14,8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B38]=0;0;POWER(10;([.B38]-1)*3/20))" office:value-type="float" office:value="125.892541179417">
            <text:p>125.89</text:p>
          </table:table-cell>
          <table:table-cell table:formula="of:=IF([.C38]=0;0;POWER(10;([.C38]-1)*3/20))" office:value-type="float" office:value="89.1250938133745">
            <text:p>89.13</text:p>
          </table:table-cell>
          <table:table-cell table:formula="of:=IF([.D38]=0;0;POWER(10;([.D38]-1)*3/20))" office:value-type="float" office:value="11.2201845430196">
            <text:p>11.22</text:p>
          </table:table-cell>
          <table:table-cell table:formula="of:=SUM([.E38:.G38])" office:value-type="float" office:value="226.237819535811">
            <text:p>226.24</text:p>
          </table:table-cell>
          <table:table-cell table:formula="of:=20*LOG10([.H38]/[.H37])" office:value-type="float" office:value="1.06165562015459">
            <text:p>1.1</text:p>
          </table:table-cell>
          <table:table-cell table:formula="of:=20*LOG10([.H38]/20)" office:value-type="float" office:value="21.0707042154666">
            <text:p>21.1</text:p>
          </table:table-cell>
          <table:table-cell table:number-columns-repeated="2"/>
          <table:table-cell office:value-type="float" office:value="9.6">
            <text:p>9.6</text:p>
          </table:table-cell>
          <table:table-cell table:formula="of:=[.M38]+[.$J$24]" office:value-type="float" office:value="16.5794000867204">
            <text:p>16.6</text:p>
          </table:table-cell>
          <table:table-cell table:formula="of:=IF([.J38]&gt;[.$L$6];((([.J38]-[.$L$6])/[.$L$7])+[.$L$6]);[.J38])" office:value-type="float" office:value="16.6187793390617">
            <text:p>16.6</text:p>
          </table:table-cell>
        </table:table-row>
        <table:table-row table:style-name="ro2">
          <table:table-cell table:formula="of:=CONCATENATE(TEXT([.B39];&quot;0&quot;);IF([.C39]&gt;0;CONCATENATE(TEXT([.C39];&quot;,0&quot;);IF([.D39]&gt;0;CONCATENATE(TEXT([.D39];&quot;,0&quot;));CONCATENATE(&quot;&quot;)));CONCATENATE(&quot;&quot;)))" office:value-type="string" office:string-value="15,15,3">
            <text:p>15,15,3</text:p>
          </table:table-cell>
          <table:table-cell table:number-columns-repeated="2"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IF([.B39]=0;0;POWER(10;([.B39]-1)*3/20))" office:value-type="float" office:value="125.892541179417">
            <text:p>125.89</text:p>
          </table:table-cell>
          <table:table-cell table:formula="of:=IF([.C39]=0;0;POWER(10;([.C39]-1)*3/20))" office:value-type="float" office:value="125.892541179417">
            <text:p>125.89</text:p>
          </table:table-cell>
          <table:table-cell table:formula="of:=IF([.D39]=0;0;POWER(10;([.D39]-1)*3/20))" office:value-type="float" office:value="1.99526231496888">
            <text:p>2.00</text:p>
          </table:table-cell>
          <table:table-cell table:formula="of:=SUM([.E39:.G39])" office:value-type="float" office:value="253.780344673802">
            <text:p>253.78</text:p>
          </table:table-cell>
          <table:table-cell table:formula="of:=20*LOG10([.H39]/[.H38])" office:value-type="float" office:value="0.99785552900715">
            <text:p>1.0</text:p>
          </table:table-cell>
          <table:table-cell table:formula="of:=20*LOG10([.H39]/20)" office:value-type="float" office:value="22.0685597444738">
            <text:p>22.1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[.M39]+[.$J$24]" office:value-type="float" office:value="16.9794000867204">
            <text:p>17.0</text:p>
          </table:table-cell>
          <table:table-cell table:formula="of:=IF([.J39]&gt;[.$L$6];((([.J39]-[.$L$6])/[.$L$7])+[.$L$6]);[.J39])" office:value-type="float" office:value="16.9883554609162">
            <text:p>17.0</text:p>
          </table:table-cell>
        </table:table-row>
        <table:table-row table:style-name="ro2">
          <table:table-cell table:formula="of:=CONCATENATE(TEXT([.B40];&quot;0&quot;);IF([.C40]&gt;0;CONCATENATE(TEXT([.C40];&quot;,0&quot;);IF([.D40]&gt;0;CONCATENATE(TEXT([.D40];&quot;,0&quot;));CONCATENATE(&quot;&quot;)));CONCATENATE(&quot;&quot;)))" office:value-type="string" office:string-value="15,15,11">
            <text:p>15,15,11</text:p>
          </table:table-cell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IF([.B40]=0;0;POWER(10;([.B40]-1)*3/20))" office:value-type="float" office:value="125.892541179417">
            <text:p>125.89</text:p>
          </table:table-cell>
          <table:table-cell table:formula="of:=IF([.C40]=0;0;POWER(10;([.C40]-1)*3/20))" office:value-type="float" office:value="125.892541179417">
            <text:p>125.89</text:p>
          </table:table-cell>
          <table:table-cell table:formula="of:=IF([.D40]=0;0;POWER(10;([.D40]-1)*3/20))" office:value-type="float" office:value="31.6227766016838">
            <text:p>31.62</text:p>
          </table:table-cell>
          <table:table-cell table:formula="of:=SUM([.E40:.G40])" office:value-type="float" office:value="283.407858960517">
            <text:p>283.41</text:p>
          </table:table-cell>
          <table:table-cell table:formula="of:=20*LOG10([.H40]/[.H39])" office:value-type="float" office:value="0.959078125391657">
            <text:p>1.0</text:p>
          </table:table-cell>
          <table:table-cell table:formula="of:=20*LOG10([.H40]/20)" office:value-type="float" office:value="23.0276378698654">
            <text:p>23.0</text:p>
          </table:table-cell>
          <table:table-cell table:number-columns-repeated="2"/>
          <table:table-cell office:value-type="float" office:value="10.2">
            <text:p>10.2</text:p>
          </table:table-cell>
          <table:table-cell table:formula="of:=[.M40]+[.$J$24]" office:value-type="float" office:value="17.1794000867204">
            <text:p>17.2</text:p>
          </table:table-cell>
          <table:table-cell table:formula="of:=IF([.J40]&gt;[.$L$6];((([.J40]-[.$L$6])/[.$L$7])+[.$L$6]);[.J40])" office:value-type="float" office:value="17.3435695814316">
            <text:p>17.3</text:p>
          </table:table-cell>
        </table:table-row>
        <table:table-row table:style-name="ro2">
          <table:table-cell table:formula="of:=CONCATENATE(TEXT([.B41];&quot;0&quot;);IF([.C41]&gt;0;CONCATENATE(TEXT([.C41];&quot;,0&quot;);IF([.D41]&gt;0;CONCATENATE(TEXT([.D41];&quot;,0&quot;));CONCATENATE(&quot;&quot;)));CONCATENATE(&quot;&quot;)))" office:value-type="string" office:string-value="15,15,13">
            <text:p>15,15,13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IF([.B41]=0;0;POWER(10;([.B41]-1)*3/20))" office:value-type="float" office:value="125.892541179417">
            <text:p>125.89</text:p>
          </table:table-cell>
          <table:table-cell table:formula="of:=IF([.C41]=0;0;POWER(10;([.C41]-1)*3/20))" office:value-type="float" office:value="125.892541179417">
            <text:p>125.89</text:p>
          </table:table-cell>
          <table:table-cell table:formula="of:=IF([.D41]=0;0;POWER(10;([.D41]-1)*3/20))" office:value-type="float" office:value="63.0957344480193">
            <text:p>63.10</text:p>
          </table:table-cell>
          <table:table-cell table:formula="of:=SUM([.E41:.G41])" office:value-type="float" office:value="314.880816806853">
            <text:p>314.88</text:p>
          </table:table-cell>
          <table:table-cell table:formula="of:=20*LOG10([.H41]/[.H40])" office:value-type="float" office:value="0.914686283272751">
            <text:p>0.9</text:p>
          </table:table-cell>
          <table:table-cell table:formula="of:=20*LOG10([.H41]/20)" office:value-type="float" office:value="23.9423241531382">
            <text:p>23.9</text:p>
          </table:table-cell>
          <table:table-cell table:number-columns-repeated="2"/>
          <table:table-cell office:value-type="float" office:value="10.5">
            <text:p>10.5</text:p>
          </table:table-cell>
          <table:table-cell table:formula="of:=[.M41]+[.$J$24]" office:value-type="float" office:value="17.4794000867204">
            <text:p>17.5</text:p>
          </table:table-cell>
          <table:table-cell table:formula="of:=IF([.J41]&gt;[.$L$6];((([.J41]-[.$L$6])/[.$L$7])+[.$L$6]);[.J41])" office:value-type="float" office:value="17.6823422789401">
            <text:p>17.7</text:p>
          </table:table-cell>
        </table:table-row>
        <table:table-row table:style-name="ro2">
          <table:table-cell table:formula="of:=CONCATENATE(TEXT([.B42];&quot;0&quot;);IF([.C42]&gt;0;CONCATENATE(TEXT([.C42];&quot;,0&quot;);IF([.D42]&gt;0;CONCATENATE(TEXT([.D42];&quot;,0&quot;));CONCATENATE(&quot;&quot;)));CONCATENATE(&quot;&quot;)))" office:value-type="string" office:string-value="15,15,14">
            <text:p>15,15,14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IF([.B42]=0;0;POWER(10;([.B42]-1)*3/20))" office:value-type="float" office:value="125.892541179417">
            <text:p>125.89</text:p>
          </table:table-cell>
          <table:table-cell table:formula="of:=IF([.C42]=0;0;POWER(10;([.C42]-1)*3/20))" office:value-type="float" office:value="125.892541179417">
            <text:p>125.89</text:p>
          </table:table-cell>
          <table:table-cell table:formula="of:=IF([.D42]=0;0;POWER(10;([.D42]-1)*3/20))" office:value-type="float" office:value="89.1250938133745">
            <text:p>89.13</text:p>
          </table:table-cell>
          <table:table-cell table:formula="of:=SUM([.E42:.G42])" office:value-type="float" office:value="340.910176172208">
            <text:p>340.91</text:p>
          </table:table-cell>
          <table:table-cell table:formula="of:=20*LOG10([.H42]/[.H41])" office:value-type="float" office:value="0.689875235923354">
            <text:p>0.7</text:p>
          </table:table-cell>
          <table:table-cell table:formula="of:=20*LOG10([.H42]/20)" office:value-type="float" office:value="24.6321993890615">
            <text:p>24.6</text:p>
          </table:table-cell>
          <table:table-cell table:number-columns-repeated="2"/>
          <table:table-cell office:value-type="float" office:value="10.7">
            <text:p>10.7</text:p>
          </table:table-cell>
          <table:table-cell table:formula="of:=[.M42]+[.$J$24]" office:value-type="float" office:value="17.6794000867204">
            <text:p>17.7</text:p>
          </table:table-cell>
          <table:table-cell table:formula="of:=IF([.J42]&gt;[.$L$6];((([.J42]-[.$L$6])/[.$L$7])+[.$L$6]);[.J42])" office:value-type="float" office:value="17.9378516255783">
            <text:p>17.9</text:p>
          </table:table-cell>
        </table:table-row>
        <table:table-row table:style-name="ro2">
          <table:table-cell table:formula="of:=CONCATENATE(TEXT([.B43];&quot;0&quot;);IF([.C43]&gt;0;CONCATENATE(TEXT([.C43];&quot;,0&quot;);IF([.D43]&gt;0;CONCATENATE(TEXT([.D43];&quot;,0&quot;));CONCATENATE(&quot;&quot;)));CONCATENATE(&quot;&quot;)))" office:value-type="string" office:string-value="15,15,15">
            <text:p>15,15,15</text:p>
          </table:table-cell>
          <table:table-cell table:number-columns-repeated="3" office:value-type="float" office:value="15">
            <text:p>15</text:p>
          </table:table-cell>
          <table:table-cell table:formula="of:=IF([.B43]=0;0;POWER(10;([.B43]-1)*3/20))" office:value-type="float" office:value="125.892541179417">
            <text:p>125.89</text:p>
          </table:table-cell>
          <table:table-cell table:formula="of:=IF([.C43]=0;0;POWER(10;([.C43]-1)*3/20))" office:value-type="float" office:value="125.892541179417">
            <text:p>125.89</text:p>
          </table:table-cell>
          <table:table-cell table:formula="of:=IF([.D43]=0;0;POWER(10;([.D43]-1)*3/20))" office:value-type="float" office:value="125.892541179417">
            <text:p>125.89</text:p>
          </table:table-cell>
          <table:table-cell table:formula="of:=SUM([.E43:.G43])" office:value-type="float" office:value="377.67762353825">
            <text:p>377.68</text:p>
          </table:table-cell>
          <table:table-cell table:formula="of:=20*LOG10([.H43]/[.H42])" office:value-type="float" office:value="0.889625792052108">
            <text:p>0.9</text:p>
          </table:table-cell>
          <table:table-cell table:formula="of:=20*LOG10([.H43]/20)" office:value-type="float" office:value="25.5218251811136">
            <text:p>25.5</text:p>
          </table:table-cell>
          <table:table-cell table:number-columns-repeated="2"/>
          <table:table-cell office:value-type="float" office:value="10.9">
            <text:p>10.9</text:p>
          </table:table-cell>
          <table:table-cell table:formula="of:=[.M43]+[.$J$24]" office:value-type="float" office:value="17.8794000867204">
            <text:p>17.9</text:p>
          </table:table-cell>
          <table:table-cell table:formula="of:=IF([.J43]&gt;[.$L$6];((([.J43]-[.$L$6])/[.$L$7])+[.$L$6]);[.J43])" office:value-type="float" office:value="18.2673426596717">
            <text:p>18.3</text:p>
          </table:table-cell>
        </table:table-row>
      </table:table>
      <table:table table:name="Graph" table:style-name="ta1" table:print="false">
        <table:table-column table:style-name="co10" table:default-cell-style-name="Default"/>
        <table:table-row table:style-name="ro2">
          <table:table-cell/>
        </table:table-row>
        <table:table-row table:style-name="ro2">
          <table:table-cell>
            <draw:frame table:end-cell-address="Graph.I40" table:end-x="2.202cm" table:end-y="0.027cm" draw:z-index="0" draw:style-name="gr1" draw:text-style-name="P1" svg:width="19.793cm" svg:height="16.976cm" svg:x="0.474cm" svg:y="0.213cm">
              <draw:object draw:notify-on-update-of-ranges="Data.A3:Data.A43 Data.J3:Data.J43 Data.N3:Data.N43 Data.J7:Data.J24 Data.N7:Data.N24 Data.J3:Data.J43 Data.P3:Data.P43 Data.J3:Data.J43 Data.O3:Data.O4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2018-09-05</text:date>, <text:time>02:4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 Smith</meta:initial-creator>
    <meta:creation-date>2018-09-03T17:46:14.33</meta:creation-date>
    <dc:date>2018-09-05T02:49:20.11</dc:date>
    <dc:creator>Brad Smith</dc:creator>
    <meta:editing-duration>PT2H21M47S</meta:editing-duration>
    <meta:editing-cycles>11</meta:editing-cycles>
    <meta:generator>OpenOffice/4.1.1$Win32 OpenOffice.org_project/411m6$Build-9775</meta:generator>
    <meta:document-statistic meta:table-count="2" meta:cell-count="5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07">
      <style:chart-properties chart:display-label="true" chart:logarithmic="false" chart:min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07">
      <style:chart-properties chart:symbol-type="named-symbol" chart:symbol-name="circle" chart:symbol-width="0.15cm" chart:symbol-height="0.15cm" chart:label-position="right">
        <chart:symbol-image/>
      </style:chart-properties>
      <style:graphic-properties svg:stroke-width="0.05cm" svg:stroke-color="#004586" draw:fill-color="#004586"/>
      <style:text-properties fo:font-size="10pt" fo:font-weight="bold" style:font-size-asian="10pt" style:font-size-complex="10pt"/>
    </style:style>
    <style:style style:name="ch6" style:family="chart">
      <style:chart-properties chart:solid-type="cuboid" chart:symbol-type="named-symbol" chart:symbol-name="circle" chart:symbol-width="0.15cm" chart:symbol-height="0.15cm" chart:data-label-number="none" chart:data-label-text="true" chart:data-label-symbol="false"/>
    </style:style>
    <style:style style:name="ch7" style:family="chart" style:data-style-name="N107">
      <style:chart-properties chart:symbol-type="none" chart:regression-type="linea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07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94cm" svg:height="16.977cm" xlink:href=".." xlink:type="simple" chart:class="chart:scatter" chart:column-mapping="0 1 3 2" chart:style-name="ch1">
        <chart:plot-area chart:style-name="ch2" table:cell-range-address="Data.A3:Data.A43 Data.J3:Data.J43 Data.N3:Data.P43" chart:data-source-has-labels="column" svg:x="0.845cm" svg:y="1.491cm" svg:width="18.159cm" svg:height="14.727cm">
          <chartooo:coordinate-region svg:x="1.466cm" svg:y="1.703cm" svg:width="17.206cm" svg:height="13.842cm"/>
          <chart:axis chart:dimension="x" chart:name="primary-x" chart:style-name="ch3" chartooo:axis-type="auto">
            <chart:categories table:cell-range-address="Data.A3:Data.A43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Data.N3:Data.N43" chart:class="chart:scatter">
            <chart:domain table:cell-range-address="Data.J3:Data.J43"/>
            <chart:data-point chart:repeated="21"/>
            <chart:data-point chart:style-name="ch6"/>
            <chart:data-point chart:repeated="2"/>
            <chart:data-point chart:style-name="ch6"/>
            <chart:data-point chart:repeated="2"/>
            <chart:data-point chart:style-name="ch6"/>
            <chart:data-point chart:repeated="2"/>
            <chart:data-point chart:style-name="ch6"/>
            <chart:data-point chart:repeated="10"/>
          </chart:series>
          <chart:series chart:style-name="ch7" chart:values-cell-range-address="Data.N7:Data.N24" chart:class="chart:scatter">
            <chart:domain table:cell-range-address="Data.J7:Data.J24"/>
            <chart:regression-curve chart:style-name="ch8"/>
            <chart:data-point chart:repeated="18"/>
          </chart:series>
          <chart:series chart:style-name="ch9" chart:values-cell-range-address="Data.P3:Data.P43" chart:class="chart:scatter">
            <chart:data-point chart:repeated="41"/>
          </chart:series>
          <chart:series chart:style-name="ch10" chart:values-cell-range-address="Data.O3:Data.O43" chart:class="chart:scatter">
            <chart:data-point chart:repeated="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N</text:p>
              </table:table-cell>
              <table:table-cell office:value-type="string">
                <text:p>Column J</text:p>
              </table:table-cell>
              <table:table-cell office:value-type="string">
                <text:p>Column N</text:p>
              </table:table-cell>
              <table:table-cell office:value-type="string">
                <text:p>Column P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Data.A3:Data.A43</svg:desc>
                </draw:g>
              </table:table-cell>
              <table:table-cell office:value-type="float" office:value="-26.0205999132796">
                <text:p>-26.0205999132796</text:p>
                <draw:g>
                  <svg:desc>Data.J3:Data.J43</svg:desc>
                </draw:g>
              </table:table-cell>
              <table:table-cell office:value-type="float" office:value="-28.7205999132796">
                <text:p>-28.7205999132796</text:p>
                <draw:g>
                  <svg:desc>Data.N3:Data.N43</svg:desc>
                </draw:g>
              </table:table-cell>
              <table:table-cell office:value-type="float" office:value="-14.0205999132796">
                <text:p>-14.0205999132796</text:p>
                <draw:g>
                  <svg:desc>Data.J7:Data.J24</svg:desc>
                </draw:g>
              </table:table-cell>
              <table:table-cell office:value-type="float" office:value="-14.6205999132796">
                <text:p>-14.6205999132796</text:p>
                <draw:g>
                  <svg:desc>Data.N7:Data.N24</svg:desc>
                </draw:g>
              </table:table-cell>
              <table:table-cell office:value-type="float" office:value="NaN">
                <text:p>NaN</text:p>
                <draw:g>
                  <svg:desc>Data.P3:Data.P43</svg:desc>
                </draw:g>
              </table:table-cell>
              <table:table-cell office:value-type="float" office:value="-26.0205999132796">
                <text:p>-26.0205999132796</text:p>
                <draw:g>
                  <svg:desc>Data.O3:Data.O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3.0205999132796">
                <text:p>-23.0205999132796</text:p>
              </table:table-cell>
              <table:table-cell office:value-type="float" office:value="-24.0205999132796">
                <text:p>-24.0205999132796</text:p>
              </table:table-cell>
              <table:table-cell office:value-type="float" office:value="-11.0205999132796">
                <text:p>-11.0205999132796</text:p>
              </table:table-cell>
              <table:table-cell office:value-type="float" office:value="-11.1205999132796">
                <text:p>-11.1205999132796</text:p>
              </table:table-cell>
              <table:table-cell office:value-type="float" office:value="NaN">
                <text:p>NaN</text:p>
              </table:table-cell>
              <table:table-cell office:value-type="float" office:value="-23.0205999132796">
                <text:p>-23.0205999132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0.0205999132796">
                <text:p>-20.0205999132796</text:p>
              </table:table-cell>
              <table:table-cell office:value-type="float" office:value="-20.9205999132796">
                <text:p>-20.9205999132796</text:p>
              </table:table-cell>
              <table:table-cell office:value-type="float" office:value="-8.02059991327962">
                <text:p>-8.02059991327962</text:p>
              </table:table-cell>
              <table:table-cell office:value-type="float" office:value="-8.42059991327963">
                <text:p>-8.42059991327963</text:p>
              </table:table-cell>
              <table:table-cell office:value-type="float" office:value="NaN">
                <text:p>NaN</text:p>
              </table:table-cell>
              <table:table-cell office:value-type="float" office:value="-20.0205999132796">
                <text:p>-20.0205999132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.0205999132796">
                <text:p>-17.0205999132796</text:p>
              </table:table-cell>
              <table:table-cell office:value-type="float" office:value="-17.6205999132796">
                <text:p>-17.6205999132796</text:p>
              </table:table-cell>
              <table:table-cell office:value-type="float" office:value="-6.99066107277502">
                <text:p>-6.99066107277502</text:p>
              </table:table-cell>
              <table:table-cell office:value-type="float" office:value="-7.62059991327963">
                <text:p>-7.62059991327963</text:p>
              </table:table-cell>
              <table:table-cell office:value-type="float" office:value="NaN">
                <text:p>NaN</text:p>
              </table:table-cell>
              <table:table-cell office:value-type="float" office:value="-17.0205999132796">
                <text:p>-17.02059991327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4.0205999132796">
                <text:p>-14.0205999132796</text:p>
              </table:table-cell>
              <table:table-cell office:value-type="float" office:value="-14.6205999132796">
                <text:p>-14.6205999132796</text:p>
              </table:table-cell>
              <table:table-cell office:value-type="float" office:value="-6.07414403910571">
                <text:p>-6.07414403910571</text:p>
              </table:table-cell>
              <table:table-cell office:value-type="float" office:value="-7.12059991327963">
                <text:p>-7.12059991327963</text:p>
              </table:table-cell>
              <table:table-cell office:value-type="float" office:value="NaN">
                <text:p>NaN</text:p>
              </table:table-cell>
              <table:table-cell office:value-type="float" office:value="-14.0205999132796">
                <text:p>-14.0205999132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1.0205999132796">
                <text:p>-11.0205999132796</text:p>
              </table:table-cell>
              <table:table-cell office:value-type="float" office:value="-11.1205999132796">
                <text:p>-11.1205999132796</text:p>
              </table:table-cell>
              <table:table-cell office:value-type="float" office:value="-5.02059991327962">
                <text:p>-5.02059991327962</text:p>
              </table:table-cell>
              <table:table-cell office:value-type="float" office:value="-5.22059991327963">
                <text:p>-5.22059991327963</text:p>
              </table:table-cell>
              <table:table-cell office:value-type="float" office:value="NaN">
                <text:p>NaN</text:p>
              </table:table-cell>
              <table:table-cell office:value-type="float" office:value="-11.0205999132796">
                <text:p>-11.02059991327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02059991327962">
                <text:p>-8.02059991327962</text:p>
              </table:table-cell>
              <table:table-cell office:value-type="float" office:value="-8.42059991327963">
                <text:p>-8.42059991327963</text:p>
              </table:table-cell>
              <table:table-cell office:value-type="float" office:value="-3.99066107277502">
                <text:p>-3.99066107277502</text:p>
              </table:table-cell>
              <table:table-cell office:value-type="float" office:value="-4.32059991327963">
                <text:p>-4.32059991327963</text:p>
              </table:table-cell>
              <table:table-cell office:value-type="float" office:value="NaN">
                <text:p>NaN</text:p>
              </table:table-cell>
              <table:table-cell office:value-type="float" office:value="-8.02059991327962">
                <text:p>-8.02059991327962</text:p>
              </table:table-cell>
            </table:table-row>
            <table:table-row>
              <table:table-cell office:value-type="string">
                <text:p>7,1</text:p>
              </table:table-cell>
              <table:table-cell office:value-type="float" office:value="-6.99066107277502">
                <text:p>-6.99066107277502</text:p>
              </table:table-cell>
              <table:table-cell office:value-type="float" office:value="-7.62059991327963">
                <text:p>-7.62059991327963</text:p>
              </table:table-cell>
              <table:table-cell office:value-type="float" office:value="-2.96538959031869">
                <text:p>-2.96538959031869</text:p>
              </table:table-cell>
              <table:table-cell office:value-type="float" office:value="-3.52059991327963">
                <text:p>-3.52059991327963</text:p>
              </table:table-cell>
              <table:table-cell office:value-type="float" office:value="NaN">
                <text:p>NaN</text:p>
              </table:table-cell>
              <table:table-cell office:value-type="float" office:value="-6.99066107277502">
                <text:p>-6.99066107277502</text:p>
              </table:table-cell>
            </table:table-row>
            <table:table-row>
              <table:table-cell office:value-type="string">
                <text:p>7,3</text:p>
              </table:table-cell>
              <table:table-cell office:value-type="float" office:value="-6.07414403910571">
                <text:p>-6.07414403910571</text:p>
              </table:table-cell>
              <table:table-cell office:value-type="float" office:value="-7.12059991327963">
                <text:p>-7.12059991327963</text:p>
              </table:table-cell>
              <table:table-cell office:value-type="float" office:value="-2.02059991327962">
                <text:p>-2.02059991327962</text:p>
              </table:table-cell>
              <table:table-cell office:value-type="float" office:value="-2.32059991327963">
                <text:p>-2.32059991327963</text:p>
              </table:table-cell>
              <table:table-cell office:value-type="float" office:value="NaN">
                <text:p>NaN</text:p>
              </table:table-cell>
              <table:table-cell office:value-type="float" office:value="-6.07414403910571">
                <text:p>-6.07414403910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.02059991327962">
                <text:p>-5.02059991327962</text:p>
              </table:table-cell>
              <table:table-cell office:value-type="float" office:value="-5.22059991327963">
                <text:p>-5.22059991327963</text:p>
              </table:table-cell>
              <table:table-cell office:value-type="float" office:value="-0.990661072775021">
                <text:p>-0.990661072775021</text:p>
              </table:table-cell>
              <table:table-cell office:value-type="float" office:value="-1.42059991327963">
                <text:p>-1.42059991327963</text:p>
              </table:table-cell>
              <table:table-cell office:value-type="float" office:value="NaN">
                <text:p>NaN</text:p>
              </table:table-cell>
              <table:table-cell office:value-type="float" office:value="-5.02059991327962">
                <text:p>-5.02059991327962</text:p>
              </table:table-cell>
            </table:table-row>
            <table:table-row>
              <table:table-cell office:value-type="string">
                <text:p>8,2</text:p>
              </table:table-cell>
              <table:table-cell office:value-type="float" office:value="-3.99066107277502">
                <text:p>-3.99066107277502</text:p>
              </table:table-cell>
              <table:table-cell office:value-type="float" office:value="-4.32059991327963">
                <text:p>-4.32059991327963</text:p>
              </table:table-cell>
              <table:table-cell office:value-type="float" office:value="0.0346104096813094">
                <text:p>0.0346104096813094</text:p>
              </table:table-cell>
              <table:table-cell office:value-type="float" office:value="-0.520599913279626">
                <text:p>-0.520599913279626</text:p>
              </table:table-cell>
              <table:table-cell office:value-type="float" office:value="NaN">
                <text:p>NaN</text:p>
              </table:table-cell>
              <table:table-cell office:value-type="float" office:value="-3.99066107277502">
                <text:p>-3.99066107277502</text:p>
              </table:table-cell>
            </table:table-row>
            <table:table-row>
              <table:table-cell office:value-type="string">
                <text:p>8,3,1</text:p>
              </table:table-cell>
              <table:table-cell office:value-type="float" office:value="-2.96538959031869">
                <text:p>-2.96538959031869</text:p>
              </table:table-cell>
              <table:table-cell office:value-type="float" office:value="-3.52059991327963">
                <text:p>-3.52059991327963</text:p>
              </table:table-cell>
              <table:table-cell office:value-type="float" office:value="0.979400086720377">
                <text:p>0.979400086720377</text:p>
              </table:table-cell>
              <table:table-cell office:value-type="float" office:value="1.07940008672037">
                <text:p>1.07940008672037</text:p>
              </table:table-cell>
              <table:table-cell office:value-type="float" office:value="NaN">
                <text:p>NaN</text:p>
              </table:table-cell>
              <table:table-cell office:value-type="float" office:value="-2.96538959031869">
                <text:p>-2.96538959031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02059991327962">
                <text:p>-2.02059991327962</text:p>
              </table:table-cell>
              <table:table-cell office:value-type="float" office:value="-2.32059991327963">
                <text:p>-2.32059991327963</text:p>
              </table:table-cell>
              <table:table-cell office:value-type="float" office:value="2.00933892722498">
                <text:p>2.00933892722498</text:p>
              </table:table-cell>
              <table:table-cell office:value-type="float" office:value="1.97940008672037">
                <text:p>1.97940008672037</text:p>
              </table:table-cell>
              <table:table-cell office:value-type="float" office:value="NaN">
                <text:p>NaN</text:p>
              </table:table-cell>
              <table:table-cell office:value-type="float" office:value="-2.02059991327962">
                <text:p>-2.02059991327962</text:p>
              </table:table-cell>
            </table:table-row>
            <table:table-row>
              <table:table-cell office:value-type="string">
                <text:p>9,3</text:p>
              </table:table-cell>
              <table:table-cell office:value-type="float" office:value="-0.990661072775021">
                <text:p>-0.990661072775021</text:p>
              </table:table-cell>
              <table:table-cell office:value-type="float" office:value="-1.42059991327963">
                <text:p>-1.42059991327963</text:p>
              </table:table-cell>
              <table:table-cell office:value-type="float" office:value="3.03461040968131">
                <text:p>3.03461040968131</text:p>
              </table:table-cell>
              <table:table-cell office:value-type="float" office:value="2.87940008672037">
                <text:p>2.87940008672037</text:p>
              </table:table-cell>
              <table:table-cell office:value-type="float" office:value="NaN">
                <text:p>NaN</text:p>
              </table:table-cell>
              <table:table-cell office:value-type="float" office:value="-0.990661072775021">
                <text:p>-0.990661072775021</text:p>
              </table:table-cell>
            </table:table-row>
            <table:table-row>
              <table:table-cell office:value-type="string">
                <text:p>9,4,2</text:p>
              </table:table-cell>
              <table:table-cell office:value-type="float" office:value="0.0346104096813094">
                <text:p>0.0346104096813094</text:p>
              </table:table-cell>
              <table:table-cell office:value-type="float" office:value="-0.520599913279626">
                <text:p>-0.520599913279626</text:p>
              </table:table-cell>
              <table:table-cell office:value-type="float" office:value="3.97940008672038">
                <text:p>3.97940008672038</text:p>
              </table:table-cell>
              <table:table-cell office:value-type="float" office:value="3.87940008672037">
                <text:p>3.87940008672037</text:p>
              </table:table-cell>
              <table:table-cell office:value-type="float" office:value="NaN">
                <text:p>NaN</text:p>
              </table:table-cell>
              <table:table-cell office:value-type="float" office:value="0.0346104096813094">
                <text:p>0.03461040968130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9400086720377">
                <text:p>0.979400086720377</text:p>
              </table:table-cell>
              <table:table-cell office:value-type="float" office:value="1.07940008672037">
                <text:p>1.07940008672037</text:p>
              </table:table-cell>
              <table:table-cell office:value-type="float" office:value="5.00933892722498">
                <text:p>5.00933892722498</text:p>
              </table:table-cell>
              <table:table-cell office:value-type="float" office:value="4.77940008672037">
                <text:p>4.77940008672037</text:p>
              </table:table-cell>
              <table:table-cell office:value-type="float" office:value="NaN">
                <text:p>NaN</text:p>
              </table:table-cell>
              <table:table-cell office:value-type="float" office:value="0.979400086720377">
                <text:p>0.979400086720377</text:p>
              </table:table-cell>
            </table:table-row>
            <table:table-row>
              <table:table-cell office:value-type="string">
                <text:p>10,4</text:p>
              </table:table-cell>
              <table:table-cell office:value-type="float" office:value="2.00933892722498">
                <text:p>2.00933892722498</text:p>
              </table:table-cell>
              <table:table-cell office:value-type="float" office:value="1.97940008672037">
                <text:p>1.97940008672037</text:p>
              </table:table-cell>
              <table:table-cell office:value-type="float" office:value="6.03461040968131">
                <text:p>6.03461040968131</text:p>
              </table:table-cell>
              <table:table-cell office:value-type="float" office:value="5.67940008672037">
                <text:p>5.67940008672037</text:p>
              </table:table-cell>
              <table:table-cell office:value-type="float" office:value="NaN">
                <text:p>NaN</text:p>
              </table:table-cell>
              <table:table-cell office:value-type="float" office:value="2.00933892722498">
                <text:p>2.00933892722498</text:p>
              </table:table-cell>
            </table:table-row>
            <table:table-row>
              <table:table-cell office:value-type="string">
                <text:p>10,5,3</text:p>
              </table:table-cell>
              <table:table-cell office:value-type="float" office:value="3.03461040968131">
                <text:p>3.03461040968131</text:p>
              </table:table-cell>
              <table:table-cell office:value-type="float" office:value="2.87940008672037">
                <text:p>2.87940008672037</text:p>
              </table:table-cell>
              <table:table-cell office:value-type="float" office:value="6.97940008672037">
                <text:p>6.97940008672037</text:p>
              </table:table-cell>
              <table:table-cell office:value-type="float" office:value="6.97940008672037">
                <text:p>6.97940008672037</text:p>
              </table:table-cell>
              <table:table-cell office:value-type="float" office:value="NaN">
                <text:p>NaN</text:p>
              </table:table-cell>
              <table:table-cell office:value-type="float" office:value="3.03461040968131">
                <text:p>3.034610409681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7940008672038">
                <text:p>3.97940008672038</text:p>
              </table:table-cell>
              <table:table-cell office:value-type="float" office:value="3.87940008672037">
                <text:p>3.8794000867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7940008672038">
                <text:p>3.97940008672038</text:p>
              </table:table-cell>
            </table:table-row>
            <table:table-row>
              <table:table-cell office:value-type="string">
                <text:p>11,5</text:p>
              </table:table-cell>
              <table:table-cell office:value-type="float" office:value="5.00933892722498">
                <text:p>5.00933892722498</text:p>
              </table:table-cell>
              <table:table-cell office:value-type="float" office:value="4.77940008672037">
                <text:p>4.7794000867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0933892722498">
                <text:p>5.00933892722498</text:p>
              </table:table-cell>
            </table:table-row>
            <table:table-row>
              <table:table-cell office:value-type="string">
                <text:p>11,6,4</text:p>
              </table:table-cell>
              <table:table-cell office:value-type="float" office:value="6.03461040968131">
                <text:p>6.03461040968131</text:p>
              </table:table-cell>
              <table:table-cell office:value-type="float" office:value="5.67940008672037">
                <text:p>5.6794000867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3461040968131">
                <text:p>6.034610409681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97940008672037">
                <text:p>6.97940008672037</text:p>
              </table:table-cell>
              <table:table-cell office:value-type="float" office:value="6.97940008672037">
                <text:p>6.9794000867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7940008672037">
                <text:p>6.97940008672037</text:p>
              </table:table-cell>
            </table:table-row>
            <table:table-row>
              <table:table-cell office:value-type="string">
                <text:p>12,6</text:p>
              </table:table-cell>
              <table:table-cell office:value-type="float" office:value="8.00933892722498">
                <text:p>8.00933892722498</text:p>
              </table:table-cell>
              <table:table-cell office:value-type="float" office:value="7.87940008672037">
                <text:p>7.8794000867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0933892722498">
                <text:p>8.00933892722498</text:p>
              </table:table-cell>
            </table:table-row>
            <table:table-row>
              <table:table-cell office:value-type="string">
                <text:p>12,7,5</text:p>
              </table:table-cell>
              <table:table-cell office:value-type="float" office:value="9.03461040968131">
                <text:p>9.03461040968131</text:p>
              </table:table-cell>
              <table:table-cell office:value-type="float" office:value="8.67940008672037">
                <text:p>8.6794000867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3461040968131">
                <text:p>9.034610409681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97940008672038">
                <text:p>9.97940008672038</text:p>
              </table:table-cell>
              <table:table-cell office:value-type="float" office:value="9.87940008672037">
                <text:p>9.8794000867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7940008672038">
                <text:p>9.97940008672038</text:p>
              </table:table-cell>
            </table:table-row>
            <table:table-row>
              <table:table-cell office:value-type="string">
                <text:p>13,7</text:p>
              </table:table-cell>
              <table:table-cell office:value-type="float" office:value="11.009338927225">
                <text:p>11.009338927225</text:p>
              </table:table-cell>
              <table:table-cell office:value-type="float" office:value="10.6794000867204">
                <text:p>10.679400086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09338927225">
                <text:p>11.009338927225</text:p>
              </table:table-cell>
            </table:table-row>
            <table:table-row>
              <table:table-cell office:value-type="string">
                <text:p>13,8,6</text:p>
              </table:table-cell>
              <table:table-cell office:value-type="float" office:value="12.0346104096813">
                <text:p>12.0346104096813</text:p>
              </table:table-cell>
              <table:table-cell office:value-type="float" office:value="11.4794000867204">
                <text:p>11.479400086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346104096813">
                <text:p>12.03461040968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9794000867204">
                <text:p>12.9794000867204</text:p>
              </table:table-cell>
              <table:table-cell office:value-type="float" office:value="12.8794000867204">
                <text:p>12.879400086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794000867204">
                <text:p>12.9794000867204</text:p>
              </table:table-cell>
            </table:table-row>
            <table:table-row>
              <table:table-cell office:value-type="string">
                <text:p>14,8</text:p>
              </table:table-cell>
              <table:table-cell office:value-type="float" office:value="14.009338927225">
                <text:p>14.009338927225</text:p>
              </table:table-cell>
              <table:table-cell office:value-type="float" office:value="13.4794000867204">
                <text:p>13.479400086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034588619352">
                <text:p>14.0034588619352</text:p>
              </table:table-cell>
            </table:table-row>
            <table:table-row>
              <table:table-cell office:value-type="string">
                <text:p>14,9,7</text:p>
              </table:table-cell>
              <table:table-cell office:value-type="float" office:value="15.0346104096813">
                <text:p>15.0346104096813</text:p>
              </table:table-cell>
              <table:table-cell office:value-type="float" office:value="13.9794000867204">
                <text:p>13.979400086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831890406227">
                <text:p>14.38318904062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9794000867204">
                <text:p>15.9794000867204</text:p>
              </table:table-cell>
              <table:table-cell office:value-type="float" office:value="14.7794000867204">
                <text:p>14.779400086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331111432298">
                <text:p>14.7331111432298</text:p>
              </table:table-cell>
            </table:table-row>
            <table:table-row>
              <table:table-cell office:value-type="string">
                <text:p>15,9</text:p>
              </table:table-cell>
              <table:table-cell office:value-type="float" office:value="17.009338927225">
                <text:p>17.009338927225</text:p>
              </table:table-cell>
              <table:table-cell office:value-type="float" office:value="15.0794000867204">
                <text:p>15.079400086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145699730463">
                <text:p>15.1145699730463</text:p>
              </table:table-cell>
            </table:table-row>
            <table:table-row>
              <table:table-cell office:value-type="string">
                <text:p>15,10,8</text:p>
              </table:table-cell>
              <table:table-cell office:value-type="float" office:value="18.0346104096813">
                <text:p>18.0346104096813</text:p>
              </table:table-cell>
              <table:table-cell office:value-type="float" office:value="15.4794000867204">
                <text:p>15.479400086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943001517338">
                <text:p>15.4943001517338</text:p>
              </table:table-cell>
            </table:table-row>
            <table:table-row>
              <table:table-cell office:value-type="string">
                <text:p>15,12,7</text:p>
              </table:table-cell>
              <table:table-cell office:value-type="float" office:value="19.01236802738">
                <text:p>19.01236802738</text:p>
              </table:table-cell>
              <table:table-cell office:value-type="float" office:value="15.8794000867204">
                <text:p>15.879400086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564326027333">
                <text:p>15.8564326027333</text:p>
              </table:table-cell>
            </table:table-row>
            <table:table-row>
              <table:table-cell office:value-type="string">
                <text:p>15,13,8</text:p>
              </table:table-cell>
              <table:table-cell office:value-type="float" office:value="20.009048595312">
                <text:p>20.009048595312</text:p>
              </table:table-cell>
              <table:table-cell office:value-type="float" office:value="16.1794000867204">
                <text:p>16.179400086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255735538193">
                <text:p>16.2255735538193</text:p>
              </table:table-cell>
            </table:table-row>
            <table:table-row>
              <table:table-cell office:value-type="string">
                <text:p>15,14,8</text:p>
              </table:table-cell>
              <table:table-cell office:value-type="float" office:value="21.0707042154666">
                <text:p>21.0707042154666</text:p>
              </table:table-cell>
              <table:table-cell office:value-type="float" office:value="16.5794000867204">
                <text:p>16.579400086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187793390617">
                <text:p>16.6187793390617</text:p>
              </table:table-cell>
            </table:table-row>
            <table:table-row>
              <table:table-cell office:value-type="string">
                <text:p>15,15,3</text:p>
              </table:table-cell>
              <table:table-cell office:value-type="float" office:value="22.0685597444738">
                <text:p>22.0685597444738</text:p>
              </table:table-cell>
              <table:table-cell office:value-type="float" office:value="16.9794000867204">
                <text:p>16.979400086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883554609162">
                <text:p>16.9883554609162</text:p>
              </table:table-cell>
            </table:table-row>
            <table:table-row>
              <table:table-cell office:value-type="string">
                <text:p>15,15,11</text:p>
              </table:table-cell>
              <table:table-cell office:value-type="float" office:value="23.0276378698654">
                <text:p>23.0276378698654</text:p>
              </table:table-cell>
              <table:table-cell office:value-type="float" office:value="17.1794000867204">
                <text:p>17.179400086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435695814316">
                <text:p>17.3435695814316</text:p>
              </table:table-cell>
            </table:table-row>
            <table:table-row>
              <table:table-cell office:value-type="string">
                <text:p>15,15,13</text:p>
              </table:table-cell>
              <table:table-cell office:value-type="float" office:value="23.9423241531382">
                <text:p>23.9423241531382</text:p>
              </table:table-cell>
              <table:table-cell office:value-type="float" office:value="17.4794000867204">
                <text:p>17.479400086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823422789401">
                <text:p>17.6823422789401</text:p>
              </table:table-cell>
            </table:table-row>
            <table:table-row>
              <table:table-cell office:value-type="string">
                <text:p>15,15,14</text:p>
              </table:table-cell>
              <table:table-cell office:value-type="float" office:value="24.6321993890615">
                <text:p>24.6321993890615</text:p>
              </table:table-cell>
              <table:table-cell office:value-type="float" office:value="17.6794000867204">
                <text:p>17.679400086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378516255783">
                <text:p>17.9378516255783</text:p>
              </table:table-cell>
            </table:table-row>
            <table:table-row>
              <table:table-cell office:value-type="string">
                <text:p>15,15,15</text:p>
              </table:table-cell>
              <table:table-cell office:value-type="float" office:value="25.5218251811136">
                <text:p>25.5218251811136</text:p>
              </table:table-cell>
              <table:table-cell office:value-type="float" office:value="17.8794000867204">
                <text:p>17.879400086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2673426596717">
                <text:p>18.26734265967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